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3.01pt"/>
    </style:style>
    <style:style style:name="co2" style:family="table-column">
      <style:table-column-properties fo:break-before="auto" style:column-width="64.26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uxi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bench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si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936.4" calcext:value-type="float">
            <text:p>936.4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961.6" calcext:value-type="float">
            <text:p>961.6</text:p>
          </table:table-cell>
          <table:table-cell table:style-name="ce4" office:value-type="float" office:value="1051.2" calcext:value-type="float">
            <text:p>1051.2</text:p>
          </table:table-cell>
          <table:table-cell table:style-name="ce4" office:value-type="float" office:value="1146.8" calcext:value-type="float">
            <text:p>1146.8</text:p>
          </table:table-cell>
          <table:table-cell table:style-name="ce4" office:value-type="float" office:value="995.2" calcext:value-type="float">
            <text:p>995.2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743.2" calcext:value-type="float">
            <text:p>743.2</text:p>
          </table:table-cell>
          <table:table-cell table:style-name="ce4" office:value-type="float" office:value="868.6" calcext:value-type="float">
            <text:p>868.6</text:p>
          </table:table-cell>
          <table:table-cell table:style-name="ce14" office:value-type="float" office:value="1225.4" calcext:value-type="float">
            <text:p>1225.4</text:p>
          </table:table-cell>
          <table:table-cell table:formula="of:=AVERAGE([.N3:.N7])" office:value-type="float" office:value="1225.4" calcext:value-type="float">
            <text:p>1225.4</text:p>
          </table:table-cell>
          <table:table-cell table:style-name="ce2" office:value-type="float" office:value="1233" calcext:value-type="float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280.8" calcext:value-type="float">
            <text:p>280.8</text:p>
          </table:table-cell>
          <table:table-cell office:value-type="float" office:value="285" calcext:value-type="float">
            <text:p>285</text:p>
          </table:table-cell>
          <table:table-cell office:value-type="float" office:value="290.6" calcext:value-type="float">
            <text:p>290.6</text:p>
          </table:table-cell>
          <table:table-cell office:value-type="float" office:value="327.6" calcext:value-type="float">
            <text:p>327.6</text:p>
          </table:table-cell>
          <table:table-cell table:style-name="ce5" office:value-type="float" office:value="373.8" calcext:value-type="float">
            <text:p>373.8</text:p>
          </table:table-cell>
          <table:table-cell office:value-type="float" office:value="304.4" calcext:value-type="float">
            <text:p>304.4</text:p>
          </table:table-cell>
          <table:table-cell office:value-type="float" office:value="377.4" calcext:value-type="float">
            <text:p>377.4</text:p>
          </table:table-cell>
          <table:table-cell office:value-type="float" office:value="360" calcext:value-type="float">
            <text:p>360</text:p>
          </table:table-cell>
          <table:table-cell office:value-type="float" office:value="175.6" calcext:value-type="float">
            <text:p>175.6</text:p>
          </table:table-cell>
          <table:table-cell table:style-name="ce5" office:value-type="float" office:value="227.8" calcext:value-type="float">
            <text:p>227.8</text:p>
          </table:table-cell>
          <table:table-cell table:style-name="ce15" office:value-type="float" office:value="361.6" calcext:value-type="float">
            <text:p>361.6</text:p>
          </table:table-cell>
          <table:table-cell table:formula="of:=AVERAGE([.N8:.N12])" office:value-type="float" office:value="361.6" calcext:value-type="float">
            <text:p>361.6</text:p>
          </table:table-cell>
          <table:table-cell table:style-name="ce3" office:value-type="float" office:value="1212" calcext:value-type="float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901" calcext:value-type="float">
            <text:p>901</text:p>
          </table:table-cell>
          <table:table-cell office:value-type="float" office:value="919.6" calcext:value-type="float">
            <text:p>919.6</text:p>
          </table:table-cell>
          <table:table-cell office:value-type="float" office:value="912.4" calcext:value-type="float">
            <text:p>912.4</text:p>
          </table:table-cell>
          <table:table-cell office:value-type="float" office:value="995" calcext:value-type="float">
            <text:p>995</text:p>
          </table:table-cell>
          <table:table-cell table:style-name="ce5" office:value-type="float" office:value="1022.2" calcext:value-type="float">
            <text:p>1022.2</text:p>
          </table:table-cell>
          <table:table-cell office:value-type="float" office:value="946.4" calcext:value-type="float">
            <text:p>946.4</text:p>
          </table:table-cell>
          <table:table-cell office:value-type="float" office:value="1036.4" calcext:value-type="float">
            <text:p>1036.4</text:p>
          </table:table-cell>
          <table:table-cell office:value-type="float" office:value="994.8" calcext:value-type="float">
            <text:p>994.8</text:p>
          </table:table-cell>
          <table:table-cell office:value-type="float" office:value="772.6" calcext:value-type="float">
            <text:p>772.6</text:p>
          </table:table-cell>
          <table:table-cell table:style-name="ce5" office:value-type="float" office:value="864.2" calcext:value-type="float">
            <text:p>864.2</text:p>
          </table:table-cell>
          <table:table-cell table:style-name="ce15" office:value-type="float" office:value="991" calcext:value-type="float">
            <text:p>991</text:p>
          </table:table-cell>
          <table:table-cell table:formula="of:=AVERAGE([.N13:.N17])" office:value-type="float" office:value="991" calcext:value-type="float">
            <text:p>991</text:p>
          </table:table-cell>
          <table:table-cell table:style-name="ce3" office:value-type="float" office:value="1239" calcext:value-type="float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276.2" calcext:value-type="float">
            <text:p>276.2</text:p>
          </table:table-cell>
          <table:table-cell office:value-type="float" office:value="292.4" calcext:value-type="float">
            <text:p>292.4</text:p>
          </table:table-cell>
          <table:table-cell office:value-type="float" office:value="286.2" calcext:value-type="float">
            <text:p>286.2</text:p>
          </table:table-cell>
          <table:table-cell office:value-type="float" office:value="311.8" calcext:value-type="float">
            <text:p>311.8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295.4" calcext:value-type="float">
            <text:p>295.4</text:p>
          </table:table-cell>
          <table:table-cell office:value-type="float" office:value="344.6" calcext:value-type="float">
            <text:p>344.6</text:p>
          </table:table-cell>
          <table:table-cell office:value-type="float" office:value="325.8" calcext:value-type="float">
            <text:p>325.8</text:p>
          </table:table-cell>
          <table:table-cell office:value-type="float" office:value="202.2" calcext:value-type="float">
            <text:p>202.2</text:p>
          </table:table-cell>
          <table:table-cell table:style-name="ce5" office:value-type="float" office:value="251.4" calcext:value-type="float">
            <text:p>251.4</text:p>
          </table:table-cell>
          <table:table-cell table:style-name="ce15" office:value-type="float" office:value="319.4" calcext:value-type="float">
            <text:p>319.4</text:p>
          </table:table-cell>
          <table:table-cell table:formula="of:=AVERAGE([.N18:.N22])" office:value-type="float" office:value="319.4" calcext:value-type="float">
            <text:p>319.4</text:p>
          </table:table-cell>
          <table:table-cell table:style-name="ce3" office:value-type="float" office:value="1235" calcext:value-type="float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0.4" calcext:value-type="float">
            <text:p>150.4</text:p>
          </table:table-cell>
          <table:table-cell table:style-name="ce12" office:value-type="float" office:value="147.4" calcext:value-type="float">
            <text:p>147.4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61.6" calcext:value-type="float">
            <text:p>161.6</text:p>
          </table:table-cell>
          <table:table-cell table:style-name="ce12" office:value-type="float" office:value="181.8" calcext:value-type="float">
            <text:p>181.8</text:p>
          </table:table-cell>
          <table:table-cell table:style-name="ce12" office:value-type="float" office:value="170.4" calcext:value-type="float">
            <text:p>170.4</text:p>
          </table:table-cell>
          <table:table-cell table:style-name="ce12" office:value-type="float" office:value="187.2" calcext:value-type="float">
            <text:p>187.2</text:p>
          </table:table-cell>
          <table:table-cell table:style-name="ce12" office:value-type="float" office:value="178.6" calcext:value-type="float">
            <text:p>178.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26.8" calcext:value-type="float">
            <text:p>126.8</text:p>
          </table:table-cell>
          <table:table-cell table:style-name="ce16" office:value-type="float" office:value="173.2" calcext:value-type="float">
            <text:p>173.2</text:p>
          </table:table-cell>
          <table:table-cell table:formula="of:=AVERAGE([.N23:.N27])" office:value-type="float" office:value="173.2" calcext:value-type="float">
            <text:p>173.2</text:p>
          </table:table-cell>
          <table:table-cell table:style-name="ce17" office:value-type="float" office:value="1208" calcext:value-type="float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/>
          <table:table-cell table:style-name="ce17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" office:value-type="float" office:value="991" calcext:value-type="float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float" office:value="3.33475783475783" calcext:value-type="float">
            <text:p>3.3347578348</text:p>
          </table:table-cell>
          <table:table-cell table:formula="of:=[.C3]/[.C4]" office:value-type="float" office:value="3.34035087719298" calcext:value-type="float">
            <text:p>3.3403508772</text:p>
          </table:table-cell>
          <table:table-cell table:formula="of:=[.D3]/[.D4]" office:value-type="float" office:value="3.30901582931865" calcext:value-type="float">
            <text:p>3.3090158293</text:p>
          </table:table-cell>
          <table:table-cell table:formula="of:=[.E3]/[.E4]" office:value-type="float" office:value="3.20879120879121" calcext:value-type="float">
            <text:p>3.2087912088</text:p>
          </table:table-cell>
          <table:table-cell table:style-name="ce5" table:formula="of:=[.F3]/[.F4]" office:value-type="float" office:value="3.06795077581594" calcext:value-type="float">
            <text:p>3.0679507758</text:p>
          </table:table-cell>
          <table:table-cell table:style-name="ce5" table:formula="of:=[.G3]/[.G4]" office:value-type="float" office:value="3.26938239159001" calcext:value-type="float">
            <text:p>3.2693823916</text:p>
          </table:table-cell>
          <table:table-cell table:style-name="ce5" table:formula="of:=[.H3]/[.H4]" office:value-type="float" office:value="3.0259671436142" calcext:value-type="float">
            <text:p>3.0259671436</text:p>
          </table:table-cell>
          <table:table-cell table:style-name="ce5" table:formula="of:=[.I3]/[.I4]" office:value-type="float" office:value="3.07222222222222" calcext:value-type="float">
            <text:p>3.0722222222</text:p>
          </table:table-cell>
          <table:table-cell table:style-name="ce5" table:formula="of:=[.J3]/[.J4]" office:value-type="float" office:value="4.23234624145786" calcext:value-type="float">
            <text:p>4.2323462415</text:p>
          </table:table-cell>
          <table:table-cell table:style-name="ce5" table:formula="of:=[.K3]/[.K4]" office:value-type="float" office:value="3.81299385425812" calcext:value-type="float">
            <text:p>3.8129938543</text:p>
          </table:table-cell>
          <table:table-cell table:style-name="ce15" table:formula="of:=[.L3]/[.L4]" office:value-type="float" office:value="3.38882743362832" calcext:value-type="float">
            <text:p>3.3888274336</text:p>
          </table:table-cell>
          <table:table-cell/>
          <table:table-cell table:style-name="ce3" office:value-type="float" office:value="978" calcext:value-type="float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float" office:value="1.03928967813541" calcext:value-type="float">
            <text:p>1.0392896781</text:p>
          </table:table-cell>
          <table:table-cell table:formula="of:=[.C3]/[.C5]" office:value-type="float" office:value="1.03523270987386" calcext:value-type="float">
            <text:p>1.0352327099</text:p>
          </table:table-cell>
          <table:table-cell table:formula="of:=[.D3]/[.D5]" office:value-type="float" office:value="1.05392371766769" calcext:value-type="float">
            <text:p>1.0539237177</text:p>
          </table:table-cell>
          <table:table-cell table:formula="of:=[.E3]/[.E5]" office:value-type="float" office:value="1.0564824120603" calcext:value-type="float">
            <text:p>1.0564824121</text:p>
          </table:table-cell>
          <table:table-cell table:style-name="ce5" table:formula="of:=[.F3]/[.F5]" office:value-type="float" office:value="1.1218939542164" calcext:value-type="float">
            <text:p>1.1218939542</text:p>
          </table:table-cell>
          <table:table-cell table:style-name="ce5" table:formula="of:=[.G3]/[.G5]" office:value-type="float" office:value="1.05156382079459" calcext:value-type="float">
            <text:p>1.0515638208</text:p>
          </table:table-cell>
          <table:table-cell table:style-name="ce5" table:formula="of:=[.H3]/[.H5]" office:value-type="float" office:value="1.10189116171362" calcext:value-type="float">
            <text:p>1.1018911617</text:p>
          </table:table-cell>
          <table:table-cell table:style-name="ce5" table:formula="of:=[.I3]/[.I5]" office:value-type="float" office:value="1.11178126256534" calcext:value-type="float">
            <text:p>1.1117812626</text:p>
          </table:table-cell>
          <table:table-cell table:style-name="ce5" table:formula="of:=[.J3]/[.J5]" office:value-type="float" office:value="0.961946673569764" calcext:value-type="float">
            <text:p>0.9619466736</text:p>
          </table:table-cell>
          <table:table-cell table:style-name="ce5" table:formula="of:=[.K3]/[.K5]" office:value-type="float" office:value="1.00509141402453" calcext:value-type="float">
            <text:p>1.005091414</text:p>
          </table:table-cell>
          <table:table-cell table:style-name="ce15" table:formula="of:=[.L3]/[.L5]" office:value-type="float" office:value="1.23652875882947" calcext:value-type="float">
            <text:p>1.2365287588</text:p>
          </table:table-cell>
          <table:table-cell/>
          <table:table-cell table:style-name="ce3" office:value-type="float" office:value="988" calcext:value-type="float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float" office:value="3.39029688631427" calcext:value-type="float">
            <text:p>3.3902968863</text:p>
          </table:table-cell>
          <table:table-cell table:formula="of:=[.C3]/[.C6]" office:value-type="float" office:value="3.25581395348837" calcext:value-type="float">
            <text:p>3.2558139535</text:p>
          </table:table-cell>
          <table:table-cell table:formula="of:=[.D3]/[.D6]" office:value-type="float" office:value="3.35988819007687" calcext:value-type="float">
            <text:p>3.3598881901</text:p>
          </table:table-cell>
          <table:table-cell table:formula="of:=[.E3]/[.E6]" office:value-type="float" office:value="3.37139191789609" calcext:value-type="float">
            <text:p>3.3713919179</text:p>
          </table:table-cell>
          <table:table-cell table:style-name="ce5" table:formula="of:=[.F3]/[.F6]" office:value-type="float" office:value="3.30489913544669" calcext:value-type="float">
            <text:p>3.3048991354</text:p>
          </table:table-cell>
          <table:table-cell table:style-name="ce5" table:formula="of:=[.G3]/[.G6]" office:value-type="float" office:value="3.36899119837508" calcext:value-type="float">
            <text:p>3.3689911984</text:p>
          </table:table-cell>
          <table:table-cell table:style-name="ce5" table:formula="of:=[.H3]/[.H6]" office:value-type="float" office:value="3.31398723157284" calcext:value-type="float">
            <text:p>3.3139872316</text:p>
          </table:table-cell>
          <table:table-cell table:style-name="ce5" table:formula="of:=[.I3]/[.I6]" office:value-type="float" office:value="3.39472068753837" calcext:value-type="float">
            <text:p>3.3947206875</text:p>
          </table:table-cell>
          <table:table-cell table:style-name="ce5" table:formula="of:=[.J3]/[.J6]" office:value-type="float" office:value="3.675568743818" calcext:value-type="float">
            <text:p>3.6755687438</text:p>
          </table:table-cell>
          <table:table-cell table:style-name="ce5" table:formula="of:=[.K3]/[.K6]" office:value-type="float" office:value="3.45505171042164" calcext:value-type="float">
            <text:p>3.4550517104</text:p>
          </table:table-cell>
          <table:table-cell table:style-name="ce15" table:formula="of:=[.L3]/[.L6]" office:value-type="float" office:value="3.83656856606137" calcext:value-type="float">
            <text:p>3.8365685661</text:p>
          </table:table-cell>
          <table:table-cell/>
          <table:table-cell table:style-name="ce3" office:value-type="float" office:value="992" calcext:value-type="float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float" office:value="6.22606382978723" calcext:value-type="float">
            <text:p>6.2260638298</text:p>
          </table:table-cell>
          <table:table-cell table:style-name="ce12" table:formula="of:=[.C3]/[.C7]" office:value-type="float" office:value="6.45861601085482" calcext:value-type="float">
            <text:p>6.4586160109</text:p>
          </table:table-cell>
          <table:table-cell table:style-name="ce12" table:formula="of:=[.D3]/[.D7]" office:value-type="float" office:value="6.24415584415584" calcext:value-type="float">
            <text:p>6.2441558442</text:p>
          </table:table-cell>
          <table:table-cell table:style-name="ce12" table:formula="of:=[.E3]/[.E7]" office:value-type="float" office:value="6.50495049504951" calcext:value-type="float">
            <text:p>6.504950495</text:p>
          </table:table-cell>
          <table:table-cell table:style-name="ce12" table:formula="of:=[.F3]/[.F7]" office:value-type="float" office:value="6.30803080308031" calcext:value-type="float">
            <text:p>6.3080308031</text:p>
          </table:table-cell>
          <table:table-cell table:style-name="ce12" table:formula="of:=[.G3]/[.G7]" office:value-type="float" office:value="5.84037558685446" calcext:value-type="float">
            <text:p>5.8403755869</text:p>
          </table:table-cell>
          <table:table-cell table:style-name="ce12" table:formula="of:=[.H3]/[.H7]" office:value-type="float" office:value="6.10042735042735" calcext:value-type="float">
            <text:p>6.1004273504</text:p>
          </table:table-cell>
          <table:table-cell table:style-name="ce12" table:formula="of:=[.I3]/[.I7]" office:value-type="float" office:value="6.1926091825308" calcext:value-type="float">
            <text:p>6.1926091825</text:p>
          </table:table-cell>
          <table:table-cell table:style-name="ce12" table:formula="of:=[.J3]/[.J7]" office:value-type="float" office:value="7.50707070707071" calcext:value-type="float">
            <text:p>7.5070707071</text:p>
          </table:table-cell>
          <table:table-cell table:style-name="ce12" table:formula="of:=[.K3]/[.K7]" office:value-type="float" office:value="6.85015772870663" calcext:value-type="float">
            <text:p>6.8501577287</text:p>
          </table:table-cell>
          <table:table-cell table:style-name="ce16" table:formula="of:=[.L3]/[.L7]" office:value-type="float" office:value="7.07505773672056" calcext:value-type="float">
            <text:p>7.0750577367</text:p>
          </table:table-cell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float" office:value="1.83643617021277" calcext:value-type="float">
            <text:p>1.8364361702</text:p>
          </table:table-cell>
          <table:table-cell table:style-name="ce5" table:formula="of:=MIN([.C3:.C6])/[.C7]" office:value-type="float" office:value="1.93351424694708" calcext:value-type="float">
            <text:p>1.9335142469</text:p>
          </table:table-cell>
          <table:table-cell table:style-name="ce5" table:formula="of:=MIN([.D3:.D6])/[.D7]" office:value-type="float" office:value="1.85844155844156" calcext:value-type="float">
            <text:p>1.8584415584</text:p>
          </table:table-cell>
          <table:table-cell table:style-name="ce5" table:formula="of:=MIN([.E3:.E6])/[.E7]" office:value-type="float" office:value="1.92945544554455" calcext:value-type="float">
            <text:p>1.9294554455</text:p>
          </table:table-cell>
          <table:table-cell table:style-name="ce5" table:formula="of:=MIN([.F3:.F6])/[.F7]" office:value-type="float" office:value="1.90869086908691" calcext:value-type="float">
            <text:p>1.9086908691</text:p>
          </table:table-cell>
          <table:table-cell table:style-name="ce5" table:formula="of:=MIN([.G3:.G6])/[.G7]" office:value-type="float" office:value="1.73356807511737" calcext:value-type="float">
            <text:p>1.7335680751</text:p>
          </table:table-cell>
          <table:table-cell table:style-name="ce5" table:formula="of:=MIN([.H3:.H6])/[.H7]" office:value-type="float" office:value="1.84081196581197" calcext:value-type="float">
            <text:p>1.8408119658</text:p>
          </table:table-cell>
          <table:table-cell table:style-name="ce5" table:formula="of:=MIN([.I3:.I6])/[.I7]" office:value-type="float" office:value="1.82418812989922" calcext:value-type="float">
            <text:p>1.8241881299</text:p>
          </table:table-cell>
          <table:table-cell table:style-name="ce5" table:formula="of:=MIN([.J3:.J6])/[.J7]" office:value-type="float" office:value="1.77373737373737" calcext:value-type="float">
            <text:p>1.7737373737</text:p>
          </table:table-cell>
          <table:table-cell table:style-name="ce5" table:formula="of:=MIN([.K3:.K6])/[.K7]" office:value-type="float" office:value="1.79652996845426" calcext:value-type="float">
            <text:p>1.7965299685</text:p>
          </table:table-cell>
          <table:table-cell table:style-name="ce5" table:formula="of:=MIN([.L3:.L6])/[.L7]" office:value-type="float" office:value="1.84411085450346" calcext:value-type="float">
            <text:p>1.8441108545</text:p>
          </table:table-cell>
          <table:table-cell table:formula="of:=AVERAGE([.B18:.L18])" office:value-type="float" office:value="1.8435895143415" calcext:value-type="float">
            <text:p>1.8435895143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benchsi.M43" table:end-x="60.18pt" table:end-y="0.77pt" draw:z-index="0" draw:style-name="gr1" draw:text-style-name="P1" svg:width="764.39pt" svg:height="255.66pt" svg:x="2.55pt" svg:y="11.31pt">
              <loext:p draw:notify-on-update-of-ranges="benchsi.B12:benchsi.L12 benchsi.A13:benchsi.A13 benchsi.B13:benchsi.L13 benchsi.A14:benchsi.A14 benchsi.B14:benchsi.L14 benchsi.A15:benchsi.A15 benchsi.B15:benchsi.L15 benchsi.A16:benchsi.A16 benchsi.B16:benchsi.L16 benchsi.A17:benchsi.A17 benchsi.B17:benchsi.L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 calcext:value-type="float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193.2" calcext:value-type="float">
            <text:p>1193.2</text:p>
          </table:table-cell>
          <table:table-cell table:style-name="ce4" office:value-type="float" office:value="1277.6" calcext:value-type="float">
            <text:p>1277.6</text:p>
          </table:table-cell>
          <table:table-cell table:style-name="ce4" office:value-type="float" office:value="1234.8" calcext:value-type="float">
            <text:p>1234.8</text:p>
          </table:table-cell>
          <table:table-cell table:style-name="ce4" office:value-type="float" office:value="2046" calcext:value-type="float">
            <text:p>2046</text:p>
          </table:table-cell>
          <table:table-cell table:style-name="ce14" office:value-type="float" office:value="19133" calcext:value-type="float">
            <text:p>19133</text:p>
          </table:table-cell>
          <table:table-cell table:style-name="ce5" table:number-columns-repeated="6"/>
          <table:table-cell table:formula="of:=AVERAGE([.N50:.N54])" office:value-type="float" office:value="1193.2" calcext:value-type="float">
            <text:p>1193.2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81" calcext:value-type="float">
            <text:p>481</text:p>
          </table:table-cell>
          <table:table-cell table:style-name="ce5" office:value-type="float" office:value="590.2" calcext:value-type="float">
            <text:p>590.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362.6" calcext:value-type="float">
            <text:p>1362.6</text:p>
          </table:table-cell>
          <table:table-cell table:style-name="ce15" office:value-type="float" office:value="21107" calcext:value-type="float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 calcext:value-type="float">
            <text:p>481</text:p>
          </table:table-cell>
          <table:table-cell table:style-name="ce3" office:value-type="float" office:value="1204" calcext:value-type="float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1013.2" calcext:value-type="float">
            <text:p>1013.2</text:p>
          </table:table-cell>
          <table:table-cell table:style-name="ce5" office:value-type="float" office:value="935.6" calcext:value-type="float">
            <text:p>935.6</text:p>
          </table:table-cell>
          <table:table-cell table:style-name="ce5" office:value-type="float" office:value="939.6" calcext:value-type="float">
            <text:p>939.6</text:p>
          </table:table-cell>
          <table:table-cell table:style-name="ce5" office:value-type="float" office:value="981.8" calcext:value-type="float">
            <text:p>981.8</text:p>
          </table:table-cell>
          <table:table-cell table:style-name="ce15" office:value-type="float" office:value="4290" calcext:value-type="float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 calcext:value-type="float">
            <text:p>1013.2</text:p>
          </table:table-cell>
          <table:table-cell table:style-name="ce3" office:value-type="float" office:value="1197" calcext:value-type="float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95.4" calcext:value-type="float">
            <text:p>395.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6.6" calcext:value-type="float">
            <text:p>316.6</text:p>
          </table:table-cell>
          <table:table-cell table:style-name="ce5" office:value-type="float" office:value="352.8" calcext:value-type="float">
            <text:p>352.8</text:p>
          </table:table-cell>
          <table:table-cell table:style-name="ce15" office:value-type="float" office:value="3484" calcext:value-type="float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 calcext:value-type="float">
            <text:p>395.4</text:p>
          </table:table-cell>
          <table:table-cell table:style-name="ce3" office:value-type="float" office:value="1187" calcext:value-type="float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48.8" calcext:value-type="float">
            <text:p>148.8</text:p>
          </table:table-cell>
          <table:table-cell table:style-name="ce12" office:value-type="float" office:value="159.4" calcext:value-type="float">
            <text:p>159.4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6.8" calcext:value-type="float">
            <text:p>166.8</text:p>
          </table:table-cell>
          <table:table-cell table:style-name="ce16" office:value-type="float" office:value="1070.4" calcext:value-type="float">
            <text:p>1070.4</text:p>
          </table:table-cell>
          <table:table-cell table:style-name="ce5" table:number-columns-repeated="6"/>
          <table:table-cell table:formula="of:=AVERAGE([.N70:.N74])" office:value-type="float" office:value="148.8" calcext:value-type="float">
            <text:p>148.8</text:p>
          </table:table-cell>
          <table:table-cell table:style-name="ce17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2" office:value-type="float" office:value="1030" calcext:value-type="float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2.48066528066528" calcext:value-type="float">
            <text:p>2.4806652807</text:p>
          </table:table-cell>
          <table:table-cell table:formula="of:=[.C50]/[.C51]" office:value-type="float" office:value="2.16468993561505" calcext:value-type="float">
            <text:p>2.1646899356</text:p>
          </table:table-cell>
          <table:table-cell table:formula="of:=[.D50]/[.D51]" office:value-type="float" office:value="2.31669793621013" calcext:value-type="float">
            <text:p>2.3166979362</text:p>
          </table:table-cell>
          <table:table-cell table:formula="of:=[.E50]/[.E51]" office:value-type="float" office:value="1.50154117129018" calcext:value-type="float">
            <text:p>1.5015411713</text:p>
          </table:table-cell>
          <table:table-cell table:style-name="ce15" table:formula="of:=[.F50]/[.F51]" office:value-type="float" office:value="0.906476524375799" calcext:value-type="float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 calcext:value-type="float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7765495459929" calcext:value-type="float">
            <text:p>1.1776549546</text:p>
          </table:table-cell>
          <table:table-cell table:formula="of:=[.C50]/[.C52]" office:value-type="float" office:value="1.36554082941428" calcext:value-type="float">
            <text:p>1.3655408294</text:p>
          </table:table-cell>
          <table:table-cell table:formula="of:=[.D50]/[.D52]" office:value-type="float" office:value="1.31417624521073" calcext:value-type="float">
            <text:p>1.3141762452</text:p>
          </table:table-cell>
          <table:table-cell table:formula="of:=[.E50]/[.E52]" office:value-type="float" office:value="2.08392748013852" calcext:value-type="float">
            <text:p>2.0839274801</text:p>
          </table:table-cell>
          <table:table-cell table:style-name="ce15" table:formula="of:=[.F50]/[.F52]" office:value-type="float" office:value="4.45990675990676" calcext:value-type="float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3.01770359129995" calcext:value-type="float">
            <text:p>3.0177035913</text:p>
          </table:table-cell>
          <table:table-cell table:formula="of:=[.C50]/[.C53]" office:value-type="float" office:value="4.108038585209" calcext:value-type="float">
            <text:p>4.1080385852</text:p>
          </table:table-cell>
          <table:table-cell table:formula="of:=[.D50]/[.D53]" office:value-type="float" office:value="3.90018951358181" calcext:value-type="float">
            <text:p>3.9001895136</text:p>
          </table:table-cell>
          <table:table-cell table:formula="of:=[.E50]/[.E53]" office:value-type="float" office:value="5.79931972789116" calcext:value-type="float">
            <text:p>5.7993197279</text:p>
          </table:table-cell>
          <table:table-cell table:style-name="ce15" table:formula="of:=[.F50]/[.F53]" office:value-type="float" office:value="5.49167623421355" calcext:value-type="float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 calcext:value-type="float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8.01881720430107" calcext:value-type="float">
            <text:p>8.0188172043</text:p>
          </table:table-cell>
          <table:table-cell table:style-name="ce12" table:formula="of:=[.C50]/[.C54]" office:value-type="float" office:value="8.01505646173149" calcext:value-type="float">
            <text:p>8.0150564617</text:p>
          </table:table-cell>
          <table:table-cell table:style-name="ce12" table:formula="of:=[.D50]/[.D54]" office:value-type="float" office:value="7.6695652173913" calcext:value-type="float">
            <text:p>7.6695652174</text:p>
          </table:table-cell>
          <table:table-cell table:style-name="ce12" table:formula="of:=[.E50]/[.E54]" office:value-type="float" office:value="12.2661870503597" calcext:value-type="float">
            <text:p>12.2661870504</text:p>
          </table:table-cell>
          <table:table-cell table:style-name="ce16" table:formula="of:=[.F50]/[.F54]" office:value-type="float" office:value="17.8746263079223" calcext:value-type="float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 calcext:value-type="float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 calcext:value-type="float">
            <text:p>2.6572580645</text:p>
          </table:table-cell>
          <table:table-cell table:style-name="ce5" table:formula="of:=MIN([.C50:.C53])/[.C54]" office:value-type="float" office:value="1.95106649937265" calcext:value-type="float">
            <text:p>1.9510664994</text:p>
          </table:table-cell>
          <table:table-cell table:style-name="ce5" table:formula="of:=MIN([.D50:.D53])/[.D54]" office:value-type="float" office:value="1.96645962732919" calcext:value-type="float">
            <text:p>1.9664596273</text:p>
          </table:table-cell>
          <table:table-cell table:style-name="ce5" table:formula="of:=MIN([.E50:.E53])/[.E54]" office:value-type="float" office:value="2.11510791366906" calcext:value-type="float">
            <text:p>2.1151079137</text:p>
          </table:table-cell>
          <table:table-cell table:style-name="ce5" table:formula="of:=MIN([.F50:.F53])/[.F54]" office:value-type="float" office:value="3.25485799701046" calcext:value-type="float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 calcext:value-type="float">
            <text:p>2.1915947304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benchsi.J88" table:end-x="13.55pt" table:end-y="12.08pt" draw:z-index="1" draw:style-name="gr1" draw:text-style-name="P1" svg:width="455.27pt" svg:height="255.57pt" svg:x="8.02pt" svg:y="10.63pt">
              <loext:p draw:notify-on-update-of-ranges="benchsi.B59:benchsi.G59 benchsi.A60:benchsi.A60 benchsi.B60:benchsi.G60 benchsi.A61:benchsi.A61 benchsi.B61:benchsi.G61 benchsi.A62:benchsi.A62 benchsi.B62:benchsi.G62 benchsi.A63:benchsi.A63 benchsi.B63:benchsi.G63 benchsi.A64:benchsi.A64 benchsi.B64:benchsi.G6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 calcext:value-type="float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 calcext:value-type="float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 calcext:value-type="float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3714" calcext:value-type="float">
            <text:p>3714</text:p>
          </table:table-cell>
          <table:table-cell table:style-name="ce4" office:value-type="float" office:value="3450" calcext:value-type="float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 calcext:value-type="float">
            <text:p>2641.6</text:p>
          </table:table-cell>
          <table:table-cell table:style-name="ce2" office:value-type="float" office:value="3714" calcext:value-type="float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3715" calcext:value-type="float">
            <text:p>3715</text:p>
          </table:table-cell>
          <table:table-cell office:value-type="float" office:value="3443" calcext:value-type="float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 calcext:value-type="float">
            <text:p>1049.8</text:p>
          </table:table-cell>
          <table:table-cell table:style-name="ce3" office:value-type="float" office:value="3715" calcext:value-type="float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 calcext:value-type="float">
            <text:p>1692.6</text:p>
          </table:table-cell>
          <table:table-cell table:style-name="ce3" office:value-type="float" office:value="1899" calcext:value-type="float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559" calcext:value-type="float">
            <text:p>559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 calcext:value-type="float">
            <text:p>493.8</text:p>
          </table:table-cell>
          <table:table-cell table:style-name="ce3" office:value-type="float" office:value="1946" calcext:value-type="float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6" calcext:value-type="float">
            <text:p>15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 calcext:value-type="float">
            <text:p>154.6</text:p>
          </table:table-cell>
          <table:table-cell table:style-name="ce17" office:value-type="float" office:value="1934" calcext:value-type="float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 calcext:value-type="float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 calcext:value-type="float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 calcext:value-type="float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 calcext:value-type="float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 calcext:value-type="float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 calcext:value-type="float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96]/[.B97]" office:value-type="float" office:value="0.999730820995962" calcext:value-type="float">
            <text:p>0.999730821</text:p>
          </table:table-cell>
          <table:table-cell table:formula="of:=[.C96]/[.C97]" office:value-type="float" office:value="1.00203311065931" calcext:value-type="float">
            <text:p>1.0020331107</text:p>
          </table:table-cell>
          <table:table-cell table:formula="of:=[.D96]/[.D97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 calcext:value-type="float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96]/[.B98]" office:value-type="float" office:value="6.59680284191829" calcext:value-type="float">
            <text:p>6.5968028419</text:p>
          </table:table-cell>
          <table:table-cell table:formula="of:=[.C96]/[.C98]" office:value-type="float" office:value="6.99797160243408" calcext:value-type="float">
            <text:p>6.9979716024</text:p>
          </table:table-cell>
          <table:table-cell table:formula="of:=[.D96]/[.D98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 calcext:value-type="float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96]/[.B99]" office:value-type="float" office:value="6.64400715563506" calcext:value-type="float">
            <text:p>6.6440071556</text:p>
          </table:table-cell>
          <table:table-cell table:formula="of:=[.C96]/[.C99]" office:value-type="float" office:value="7.01219512195122" calcext:value-type="float">
            <text:p>7.012195122</text:p>
          </table:table-cell>
          <table:table-cell table:formula="of:=[.D96]/[.D99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 calcext:value-type="float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96]/[.B100]" office:value-type="float" office:value="23.8076923076923" calcext:value-type="float">
            <text:p>23.8076923077</text:p>
          </table:table-cell>
          <table:table-cell table:style-name="ce12" table:formula="of:=[.C96]/[.C100]" office:value-type="float" office:value="19.6022727272727" calcext:value-type="float">
            <text:p>19.6022727273</text:p>
          </table:table-cell>
          <table:table-cell table:style-name="ce12" table:formula="of:=[.D96]/[.D100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 calcext:value-type="float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 calcext:value-type="float">
            <text:p>3.5833333333</text:p>
          </table:table-cell>
          <table:table-cell table:style-name="ce5" table:formula="of:=MIN([.C96:.C99])/[.C100]" office:value-type="float" office:value="2.79545454545455" calcext:value-type="float">
            <text:p>2.7954545455</text:p>
          </table:table-cell>
          <table:table-cell table:style-name="ce5" table:formula="of:=MIN([.D96:.D99])/[.D100]" office:value-type="string" office:string-value="" calcext:value-type="error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 calcext:value-type="float">
            <text:p>3.1893939394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benchsi.K134" table:end-x="30.44pt" table:end-y="5.3pt" draw:z-index="2" draw:style-name="gr1" draw:text-style-name="P1" svg:width="654.83pt" svg:height="258.86pt" svg:x="56.89pt" svg:y="0.6pt">
              <loext:p draw:notify-on-update-of-ranges="benchsi.B105:benchsi.D105 benchsi.A106:benchsi.A106 benchsi.B106:benchsi.D106 benchsi.A107:benchsi.A107 benchsi.B107:benchsi.D107 benchsi.A108:benchsi.A108 benchsi.B108:benchsi.D108 benchsi.A109:benchsi.A109 benchsi.B109:benchsi.D109 benchsi.A110:benchsi.A110 benchsi.B110:benchsi.D1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 calcext:value-type="float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pl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928.6" calcext:value-type="float">
            <text:p>928.6</text:p>
          </table:table-cell>
          <table:table-cell table:style-name="ce5" office:value-type="float" office:value="955.4" calcext:value-type="float">
            <text:p>955.4</text:p>
          </table:table-cell>
          <table:table-cell table:style-name="ce5" office:value-type="float" office:value="945.2" calcext:value-type="float">
            <text:p>945.2</text:p>
          </table:table-cell>
          <table:table-cell table:style-name="ce5" office:value-type="float" office:value="1027.6" calcext:value-type="float">
            <text:p>1027.6</text:p>
          </table:table-cell>
          <table:table-cell table:style-name="ce5" office:value-type="float" office:value="1099.2" calcext:value-type="float">
            <text:p>1099.2</text:p>
          </table:table-cell>
          <table:table-cell table:style-name="ce5" office:value-type="float" office:value="964.6" calcext:value-type="float">
            <text:p>964.6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043.6" calcext:value-type="float">
            <text:p>1043.6</text:p>
          </table:table-cell>
          <table:table-cell table:style-name="ce5"/>
          <table:table-cell table:style-name="ce5" office:value-type="float" office:value="858.8" calcext:value-type="float">
            <text:p>858.8</text:p>
          </table:table-cell>
          <table:table-cell table:style-name="ce5" office:value-type="float" office:value="1067.8" calcext:value-type="float">
            <text:p>1067.8</text:p>
          </table:table-cell>
          <table:table-cell table:formula="of:=AVERAGE([.O3];[.O5];[.O7];[.O9];[.O11];[.O13])" office:value-type="float" office:value="167.8" calcext:value-type="float">
            <text:p>167.8</text:p>
          </table:table-cell>
          <table:table-cell table:style-name="ce5" office:value-type="float" office:value="170" calcext:value-type="float">
            <text:p>170</text:p>
          </table:table-cell>
          <table:table-cell table:formula="of:=MEDIAN([.O3];[.O5];[.O7];[.O9];[.O11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930.8" calcext:value-type="float">
            <text:p>930.8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74.8" calcext:value-type="float">
            <text:p>1074.8</text:p>
          </table:table-cell>
          <table:table-cell table:style-name="ce5" office:value-type="float" office:value="943.4" calcext:value-type="float">
            <text:p>943.4</text:p>
          </table:table-cell>
          <table:table-cell table:style-name="ce5" office:value-type="float" office:value="1047.8" calcext:value-type="float">
            <text:p>1047.8</text:p>
          </table:table-cell>
          <table:table-cell table:style-name="ce5" office:value-type="float" office:value="1015.8" calcext:value-type="float">
            <text:p>1015.8</text:p>
          </table:table-cell>
          <table:table-cell table:style-name="ce5"/>
          <table:table-cell table:style-name="ce5" office:value-type="float" office:value="833.6" calcext:value-type="float">
            <text:p>833.6</text:p>
          </table:table-cell>
          <table:table-cell table:style-name="ce5" office:value-type="float" office:value="1038.6" calcext:value-type="float">
            <text:p>1038.6</text:p>
          </table:table-cell>
          <table:table-cell table:formula="of:=AVERAGE([.O4];[.O6];[.O8];[.O10];[.O12];[.O14])" office:value-type="float" office:value="169" calcext:value-type="float">
            <text:p>169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4];[.O6];[.O8];[.O10];[.O12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94.2" calcext:value-type="float">
            <text:p>294.2</text:p>
          </table:table-cell>
          <table:table-cell office:value-type="float" office:value="292.6" calcext:value-type="float">
            <text:p>292.6</text:p>
          </table:table-cell>
          <table:table-cell office:value-type="float" office:value="330.6" calcext:value-type="float">
            <text:p>330.6</text:p>
          </table:table-cell>
          <table:table-cell table:style-name="ce5" office:value-type="float" office:value="359.2" calcext:value-type="float">
            <text:p>359.2</text:p>
          </table:table-cell>
          <table:table-cell office:value-type="float" office:value="306.4" calcext:value-type="float">
            <text:p>306.4</text:p>
          </table:table-cell>
          <table:table-cell office:value-type="float" office:value="367.8" calcext:value-type="float">
            <text:p>367.8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5" office:value-type="float" office:value="231.2" calcext:value-type="float">
            <text:p>231.2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57.8" calcext:value-type="float">
            <text:p>257.8</text:p>
          </table:table-cell>
          <table:table-cell office:value-type="float" office:value="261.4" calcext:value-type="float">
            <text:p>261.4</text:p>
          </table:table-cell>
          <table:table-cell office:value-type="float" office:value="266" calcext:value-type="float">
            <text:p>266</text:p>
          </table:table-cell>
          <table:table-cell office:value-type="float" office:value="307.6" calcext:value-type="float">
            <text:p>307.6</text:p>
          </table:table-cell>
          <table:table-cell table:style-name="ce5" office:value-type="float" office:value="336.8" calcext:value-type="float">
            <text:p>336.8</text:p>
          </table:table-cell>
          <table:table-cell office:value-type="float" office:value="283.6" calcext:value-type="float">
            <text:p>283.6</text:p>
          </table:table-cell>
          <table:table-cell office:value-type="float" office:value="345.6" calcext:value-type="float">
            <text:p>345.6</text:p>
          </table:table-cell>
          <table:table-cell office:value-type="float" office:value="334.4" calcext:value-type="float">
            <text:p>334.4</text:p>
          </table:table-cell>
          <table:table-cell/>
          <table:table-cell table:style-name="ce5" office:value-type="float" office:value="227.6" calcext:value-type="float">
            <text:p>227.6</text:p>
          </table:table-cell>
          <table:table-cell table:style-name="ce5" office:value-type="float" office:value="344.4" calcext:value-type="float">
            <text:p>344.4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895.6" calcext:value-type="float">
            <text:p>895.6</text:p>
          </table:table-cell>
          <table:table-cell office:value-type="float" office:value="985" calcext:value-type="float">
            <text:p>985</text:p>
          </table:table-cell>
          <table:table-cell office:value-type="float" office:value="924.8" calcext:value-type="float">
            <text:p>924.8</text:p>
          </table:table-cell>
          <table:table-cell office:value-type="float" office:value="955.6" calcext:value-type="float">
            <text:p>955.6</text:p>
          </table:table-cell>
          <table:table-cell table:style-name="ce5" office:value-type="float" office:value="1006.8" calcext:value-type="float">
            <text:p>1006.8</text:p>
          </table:table-cell>
          <table:table-cell office:value-type="float" office:value="921.2" calcext:value-type="float">
            <text:p>921.2</text:p>
          </table:table-cell>
          <table:table-cell office:value-type="float" office:value="1042" calcext:value-type="float">
            <text:p>1042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5" office:value-type="float" office:value="844.4" calcext:value-type="float">
            <text:p>844.4</text:p>
          </table:table-cell>
          <table:table-cell table:style-name="ce5" office:value-type="float" office:value="1032" calcext:value-type="float">
            <text:p>1032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896.8" calcext:value-type="float">
            <text:p>896.8</text:p>
          </table:table-cell>
          <table:table-cell office:value-type="float" office:value="987.2" calcext:value-type="float">
            <text:p>987.2</text:p>
          </table:table-cell>
          <table:table-cell office:value-type="float" office:value="906" calcext:value-type="float">
            <text:p>906</text:p>
          </table:table-cell>
          <table:table-cell office:value-type="float" office:value="961" calcext:value-type="float">
            <text:p>961</text:p>
          </table:table-cell>
          <table:table-cell table:style-name="ce5" office:value-type="float" office:value="1002.4" calcext:value-type="float">
            <text:p>1002.4</text:p>
          </table:table-cell>
          <table:table-cell office:value-type="float" office:value="923.6" calcext:value-type="float">
            <text:p>923.6</text:p>
          </table:table-cell>
          <table:table-cell office:value-type="float" office:value="1015.4" calcext:value-type="float">
            <text:p>1015.4</text:p>
          </table:table-cell>
          <table:table-cell office:value-type="float" office:value="996.8" calcext:value-type="float">
            <text:p>996.8</text:p>
          </table:table-cell>
          <table:table-cell/>
          <table:table-cell table:style-name="ce5" office:value-type="float" office:value="845.6" calcext:value-type="float">
            <text:p>845.6</text:p>
          </table:table-cell>
          <table:table-cell table:style-name="ce5" office:value-type="float" office:value="974.6" calcext:value-type="float">
            <text:p>974.6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75.2" calcext:value-type="float">
            <text:p>275.2</text:p>
          </table:table-cell>
          <table:table-cell office:value-type="float" office:value="280.6" calcext:value-type="float">
            <text:p>280.6</text:p>
          </table:table-cell>
          <table:table-cell office:value-type="float" office:value="283.4" calcext:value-type="float">
            <text:p>283.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34.8" calcext:value-type="float">
            <text:p>334.8</text:p>
          </table:table-cell>
          <table:table-cell office:value-type="float" office:value="294.4" calcext:value-type="float">
            <text:p>294.4</text:p>
          </table:table-cell>
          <table:table-cell office:value-type="float" office:value="347.4" calcext:value-type="float">
            <text:p>347.4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17.2" calcext:value-type="float">
            <text:p>317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288.8" calcext:value-type="float">
            <text:p>288.8</text:p>
          </table:table-cell>
          <table:table-cell office:value-type="float" office:value="292.4" calcext:value-type="float">
            <text:p>292.4</text:p>
          </table:table-cell>
          <table:table-cell office:value-type="float" office:value="314.4" calcext:value-type="float">
            <text:p>314.4</text:p>
          </table:table-cell>
          <table:table-cell table:style-name="ce5" office:value-type="float" office:value="341.2" calcext:value-type="float">
            <text:p>341.2</text:p>
          </table:table-cell>
          <table:table-cell office:value-type="float" office:value="309.4" calcext:value-type="float">
            <text:p>309.4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5" office:value-type="float" office:value="248.4" calcext:value-type="float">
            <text:p>248.4</text:p>
          </table:table-cell>
          <table:table-cell table:style-name="ce5" office:value-type="float" office:value="324.2" calcext:value-type="float">
            <text:p>324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7.6" calcext:value-type="float">
            <text:p>147.6</text:p>
          </table:table-cell>
          <table:table-cell table:style-name="ce5" office:value-type="float" office:value="155.4" calcext:value-type="float">
            <text:p>155.4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0" calcext:value-type="float">
            <text:p>180</text:p>
          </table:table-cell>
          <table:table-cell table:style-name="ce5"/>
          <table:table-cell table:style-name="ce5" office:value-type="float" office:value="131.6" calcext:value-type="float">
            <text:p>131.6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50.6" calcext:value-type="float">
            <text:p>150.6</text:p>
          </table:table-cell>
          <table:table-cell table:style-name="ce5" office:value-type="float" office:value="160.8" calcext:value-type="float">
            <text:p>160.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79.8" calcext:value-type="float">
            <text:p>179.8</text:p>
          </table:table-cell>
          <table:table-cell table:style-name="ce5" office:value-type="float" office:value="173.4" calcext:value-type="float">
            <text:p>173.4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1.6" calcext:value-type="float">
            <text:p>181.6</text:p>
          </table:table-cell>
          <table:table-cell table:style-name="ce5"/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3:.C12])*5*11" office:value-type="float" office:value="276496" calcext:value-type="float">
            <text:p>276496</text:p>
          </table:table-cell>
          <table:table-cell table:style-name="ce5" table:number-columns-repeated="9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formula="of:=[.C13]/100" office:value-type="float" office:value="2764.96" calcext:value-type="float">
            <text:p>2764.96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/>
          <table:table-cell table:formula="of:=[.C14]/60" office:value-type="float" office:value="46.0826666666667" calcext:value-type="float">
            <text:p>46.0826666667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3]-[.C4])/[.C3]" office:value-type="float" office:value="0.0221839328020677" calcext:value-type="float">
            <text:p>0.0221839328</text:p>
          </table:table-cell>
          <table:table-cell table:style-name="ce5" table:formula="of:=([.D3]-[.D4])/[.D3]" office:value-type="float" office:value="0.0257483776428721" calcext:value-type="float">
            <text:p>0.0257483776</text:p>
          </table:table-cell>
          <table:table-cell table:style-name="ce5" table:formula="of:=([.E3]-[.E4])/[.E3]" office:value-type="float" office:value="0.0382987727465087" calcext:value-type="float">
            <text:p>0.0382987727</text:p>
          </table:table-cell>
          <table:table-cell table:style-name="ce5" table:formula="of:=([.F3]-[.F4])/[.F3]" office:value-type="float" office:value="0.0112884390813545" calcext:value-type="float">
            <text:p>0.0112884391</text:p>
          </table:table-cell>
          <table:table-cell table:style-name="ce5" table:formula="of:=([.G3]-[.G4])/[.G3]" office:value-type="float" office:value="0.0221979621542941" calcext:value-type="float">
            <text:p>0.0221979622</text:p>
          </table:table-cell>
          <table:table-cell table:style-name="ce5" table:formula="of:=([.H3]-[.H4])/[.H3]" office:value-type="float" office:value="0.021978021978022" calcext:value-type="float">
            <text:p>0.021978022</text:p>
          </table:table-cell>
          <table:table-cell table:style-name="ce5" table:formula="of:=([.I3]-[.I4])/[.I3]" office:value-type="float" office:value="0.051764705882353" calcext:value-type="float">
            <text:p>0.0517647059</text:p>
          </table:table-cell>
          <table:table-cell table:style-name="ce5" table:formula="of:=([.J3]-[.J4])/[.J3]" office:value-type="float" office:value="0.0266385588348026" calcext:value-type="float">
            <text:p>0.0266385588</text:p>
          </table:table-cell>
          <table:table-cell table:style-name="ce5" table:formula="of:=([.K3]-[.K4])/[.K3]" office:value-type="string" office:string-value="" calcext:value-type="error">
            <text:p>#DIV/0!</text:p>
          </table:table-cell>
          <table:table-cell table:style-name="ce5" table:formula="of:=([.L3]-[.L4])/[.L3]" office:value-type="float" office:value="0.0293432696786213" calcext:value-type="float">
            <text:p>0.0293432697</text:p>
          </table:table-cell>
          <table:table-cell table:style-name="ce5" table:formula="of:=([.M3]-[.M4])/[.M3]" office:value-type="float" office:value="0.0273459449335082" calcext:value-type="float">
            <text:p>0.0273459449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]-[.C6])/[.C5]" office:value-type="float" office:value="0.101742160278746" calcext:value-type="float">
            <text:p>0.1017421603</text:p>
          </table:table-cell>
          <table:table-cell table:style-name="ce5" table:formula="of:=([.D5]-[.D6])/[.D5]" office:value-type="float" office:value="0.111488783140721" calcext:value-type="float">
            <text:p>0.1114887831</text:p>
          </table:table-cell>
          <table:table-cell table:style-name="ce5" table:formula="of:=([.E5]-[.E6])/[.E5]" office:value-type="float" office:value="0.090909090909091" calcext:value-type="float">
            <text:p>0.0909090909</text:p>
          </table:table-cell>
          <table:table-cell table:style-name="ce5" table:formula="of:=([.F5]-[.F6])/[.F5]" office:value-type="float" office:value="0.0695704779189353" calcext:value-type="float">
            <text:p>0.0695704779</text:p>
          </table:table-cell>
          <table:table-cell table:style-name="ce5" table:formula="of:=([.G5]-[.G6])/[.G5]" office:value-type="float" office:value="0.0623608017817371" calcext:value-type="float">
            <text:p>0.0623608018</text:p>
          </table:table-cell>
          <table:table-cell table:style-name="ce5" table:formula="of:=([.H5]-[.H6])/[.H5]" office:value-type="float" office:value="0.0744125326370756" calcext:value-type="float">
            <text:p>0.0744125326</text:p>
          </table:table-cell>
          <table:table-cell table:style-name="ce5" table:formula="of:=([.I5]-[.I6])/[.I5]" office:value-type="float" office:value="0.0603588907014682" calcext:value-type="float">
            <text:p>0.0603588907</text:p>
          </table:table-cell>
          <table:table-cell table:style-name="ce5" table:formula="of:=([.J5]-[.J6])/[.J5]" office:value-type="float" office:value="0.0633053221288516" calcext:value-type="float">
            <text:p>0.0633053221</text:p>
          </table:table-cell>
          <table:table-cell table:style-name="ce5" table:formula="of:=([.K5]-[.K6])/[.K5]" office:value-type="string" office:string-value="" calcext:value-type="error">
            <text:p>#DIV/0!</text:p>
          </table:table-cell>
          <table:table-cell table:style-name="ce5" table:formula="of:=([.L5]-[.L6])/[.L5]" office:value-type="float" office:value="0.0155709342560553" calcext:value-type="float">
            <text:p>0.0155709343</text:p>
          </table:table-cell>
          <table:table-cell table:style-name="ce5" table:formula="of:=([.M5]-[.M6])/[.M5]" office:value-type="float" office:value="0.0486187845303868" calcext:value-type="float">
            <text:p>0.048618784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7]-[.C8])/[.C7]" office:value-type="float" office:value="-0.00133988387673061" calcext:value-type="float">
            <text:p>-0.0013398839</text:p>
          </table:table-cell>
          <table:table-cell table:style-name="ce5" table:formula="of:=([.D7]-[.D8])/[.D7]" office:value-type="float" office:value="-0.00223350253807111" calcext:value-type="float">
            <text:p>-0.0022335025</text:p>
          </table:table-cell>
          <table:table-cell table:style-name="ce5" table:formula="of:=([.E7]-[.E8])/[.E7]" office:value-type="float" office:value="0.0203287197231833" calcext:value-type="float">
            <text:p>0.0203287197</text:p>
          </table:table-cell>
          <table:table-cell table:style-name="ce5" table:formula="of:=([.F7]-[.F8])/[.F7]" office:value-type="float" office:value="-0.00565089995814146" calcext:value-type="float">
            <text:p>-0.0056509</text:p>
          </table:table-cell>
          <table:table-cell table:style-name="ce5" table:formula="of:=([.G7]-[.G8])/[.G7]" office:value-type="float" office:value="0.00437028208184344" calcext:value-type="float">
            <text:p>0.0043702821</text:p>
          </table:table-cell>
          <table:table-cell table:style-name="ce5" table:formula="of:=([.H7]-[.H8])/[.H7]" office:value-type="float" office:value="-0.00260529743812416" calcext:value-type="float">
            <text:p>-0.0026052974</text:p>
          </table:table-cell>
          <table:table-cell table:style-name="ce5" table:formula="of:=([.I7]-[.I8])/[.I7]" office:value-type="float" office:value="0.0255278310940499" calcext:value-type="float">
            <text:p>0.0255278311</text:p>
          </table:table-cell>
          <table:table-cell table:style-name="ce5" table:formula="of:=([.J7]-[.J8])/[.J7]" office:value-type="float" office:value="-0.0192229038854805" calcext:value-type="float">
            <text:p>-0.0192229039</text:p>
          </table:table-cell>
          <table:table-cell table:style-name="ce5" table:formula="of:=([.K7]-[.K8])/[.K7]" office:value-type="string" office:string-value="" calcext:value-type="error">
            <text:p>#DIV/0!</text:p>
          </table:table-cell>
          <table:table-cell table:style-name="ce5" table:formula="of:=([.L7]-[.L8])/[.L7]" office:value-type="float" office:value="-0.00142112742775941" calcext:value-type="float">
            <text:p>-0.0014211274</text:p>
          </table:table-cell>
          <table:table-cell table:style-name="ce5" table:formula="of:=([.M7]-[.M8])/[.M7]" office:value-type="float" office:value="0.0556201550387597" calcext:value-type="float">
            <text:p>0.05562015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9]-[.C10])/[.C9]" office:value-type="float" office:value="-0.0174418604651163" calcext:value-type="float">
            <text:p>-0.0174418605</text:p>
          </table:table-cell>
          <table:table-cell table:style-name="ce5" table:formula="of:=([.D9]-[.D10])/[.D9]" office:value-type="float" office:value="-0.0292230933713471" calcext:value-type="float">
            <text:p>-0.0292230934</text:p>
          </table:table-cell>
          <table:table-cell table:style-name="ce5" table:formula="of:=([.E9]-[.E10])/[.E9]" office:value-type="float" office:value="-0.031757233592096" calcext:value-type="float">
            <text:p>-0.0317572336</text:p>
          </table:table-cell>
          <table:table-cell table:style-name="ce5" table:formula="of:=([.F9]-[.F10])/[.F9]" office:value-type="float" office:value="-0.0342105263157894" calcext:value-type="float">
            <text:p>-0.0342105263</text:p>
          </table:table-cell>
          <table:table-cell table:style-name="ce5" table:formula="of:=([.G9]-[.G10])/[.G9]" office:value-type="float" office:value="-0.019115890083632" calcext:value-type="float">
            <text:p>-0.0191158901</text:p>
          </table:table-cell>
          <table:table-cell table:style-name="ce5" table:formula="of:=([.H9]-[.H10])/[.H9]" office:value-type="float" office:value="-0.0509510869565217" calcext:value-type="float">
            <text:p>-0.050951087</text:p>
          </table:table-cell>
          <table:table-cell table:style-name="ce5" table:formula="of:=([.I9]-[.I10])/[.I9]" office:value-type="float" office:value="-0.0506620610247554" calcext:value-type="float">
            <text:p>-0.050662061</text:p>
          </table:table-cell>
          <table:table-cell table:style-name="ce5" table:formula="of:=([.J9]-[.J10])/[.J9]" office:value-type="float" office:value="-0.0714285714285714" calcext:value-type="float">
            <text:p>-0.0714285714</text:p>
          </table:table-cell>
          <table:table-cell table:style-name="ce5" table:formula="of:=([.K9]-[.K10])/[.K9]" office:value-type="string" office:string-value="" calcext:value-type="error">
            <text:p>#DIV/0!</text:p>
          </table:table-cell>
          <table:table-cell table:style-name="ce5" table:formula="of:=([.L9]-[.L10])/[.L9]" office:value-type="float" office:value="-0.0138775510204082" calcext:value-type="float">
            <text:p>-0.013877551</text:p>
          </table:table-cell>
          <table:table-cell table:style-name="ce5" table:formula="of:=([.M9]-[.M10])/[.M9]" office:value-type="float" office:value="-0.0220680958385876" calcext:value-type="float">
            <text:p>-0.0220680958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1]-[.C12])/[.C11]" office:value-type="float" office:value="-0.0203252032520325" calcext:value-type="float">
            <text:p>-0.0203252033</text:p>
          </table:table-cell>
          <table:table-cell table:style-name="ce5" table:formula="of:=([.D11]-[.D12])/[.D11]" office:value-type="float" office:value="-0.0347490347490348" calcext:value-type="float">
            <text:p>-0.0347490347</text:p>
          </table:table-cell>
          <table:table-cell table:style-name="ce5" table:formula="of:=([.E11]-[.E12])/[.E11]" office:value-type="float" office:value="-0.0265822784810126" calcext:value-type="float">
            <text:p>-0.0265822785</text:p>
          </table:table-cell>
          <table:table-cell table:style-name="ce5" table:formula="of:=([.F11]-[.F12])/[.F11]" office:value-type="float" office:value="-0.0357583230579532" calcext:value-type="float">
            <text:p>-0.0357583231</text:p>
          </table:table-cell>
          <table:table-cell table:style-name="ce5" table:formula="of:=([.G11]-[.G12])/[.G11]" office:value-type="float" office:value="0.00111111111111105" calcext:value-type="float">
            <text:p>0.0011111111</text:p>
          </table:table-cell>
          <table:table-cell table:style-name="ce5" table:formula="of:=([.H11]-[.H12])/[.H11]" office:value-type="float" office:value="-0.02" calcext:value-type="float">
            <text:p>-0.02</text:p>
          </table:table-cell>
          <table:table-cell table:style-name="ce5" table:formula="of:=([.I11]-[.I12])/[.I11]" office:value-type="float" office:value="0.0053475935828877" calcext:value-type="float">
            <text:p>0.0053475936</text:p>
          </table:table-cell>
          <table:table-cell table:style-name="ce5" table:formula="of:=([.J11]-[.J12])/[.J11]" office:value-type="float" office:value="-0.00888888888888886" calcext:value-type="float">
            <text:p>-0.0088888889</text:p>
          </table:table-cell>
          <table:table-cell table:style-name="ce5" table:formula="of:=([.K11]-[.K12])/[.K11]" office:value-type="string" office:string-value="" calcext:value-type="error">
            <text:p>#DIV/0!</text:p>
          </table:table-cell>
          <table:table-cell table:style-name="ce5" table:formula="of:=([.L11]-[.L12])/[.L11]" office:value-type="float" office:value="0.00455927051671728" calcext:value-type="float">
            <text:p>0.0045592705</text:p>
          </table:table-cell>
          <table:table-cell table:style-name="ce5" table:formula="of:=([.M11]-[.M12])/[.M11]" office:value-type="float" office:value="0" calcext:value-type="float">
            <text:p>0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42" table:end-x="13.49pt" table:end-y="11.31pt" draw:z-index="0" draw:style-name="gr1" draw:text-style-name="P1" svg:width="840.13pt" svg:height="228.33pt" svg:x="47.4pt" svg:y="0.79pt">
              <loext:p draw:notify-on-update-of-ranges="benchplsi.C17:benchplsi.M17 benchplsi.A18:benchplsi.B18 benchplsi.C18:benchplsi.M18 benchplsi.A19:benchplsi.B19 benchplsi.C19:benchplsi.M19 benchplsi.A20:benchplsi.B20 benchplsi.C20:benchplsi.M20 benchplsi.A21:benchplsi.B21 benchplsi.C21:benchplsi.M21 benchplsi.A22:benchplsi.B22 benchplsi.C22:benchplsi.M2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135.2" calcext:value-type="float">
            <text:p>1135.2</text:p>
          </table:table-cell>
          <table:table-cell table:style-name="ce5" office:value-type="float" office:value="1292.4" calcext:value-type="float">
            <text:p>1292.4</text:p>
          </table:table-cell>
          <table:table-cell table:style-name="ce5" office:value-type="float" office:value="1226" calcext:value-type="float">
            <text:p>1226</text:p>
          </table:table-cell>
          <table:table-cell table:style-name="ce5" office:value-type="float" office:value="2077.2" calcext:value-type="float">
            <text:p>2077.2</text:p>
          </table:table-cell>
          <table:table-cell table:style-name="ce5" office:value-type="float" office:value="19323" calcext:value-type="float">
            <text:p>19323</text:p>
          </table:table-cell>
          <table:table-cell table:style-name="ce5" table:number-columns-repeated="6"/>
          <table:table-cell table:formula="of:=AVERAGE([.O52];[.O54];[.O56];[.O58];[.O60];[.O62])" office:value-type="float" office:value="1065.5" calcext:value-type="float">
            <text:p>1065.5</text:p>
          </table:table-cell>
          <table:table-cell table:style-name="ce5" office:value-type="float" office:value="1065" calcext:value-type="float">
            <text:p>1065</text:p>
          </table:table-cell>
          <table:table-cell table:formula="of:=MEDIAN([.O52];[.O54];[.O56];[.O58];[.O60])" office:value-type="float" office:value="1065" calcext:value-type="float">
            <text:p>106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1265.2" calcext:value-type="float">
            <text:p>1265.2</text:p>
          </table:table-cell>
          <table:table-cell table:style-name="ce5" office:value-type="float" office:value="1198.4" calcext:value-type="float">
            <text:p>1198.4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20201" calcext:value-type="float">
            <text:p>20201</text:p>
          </table:table-cell>
          <table:table-cell table:style-name="ce5" table:number-columns-repeated="6"/>
          <table:table-cell table:formula="of:=AVERAGE([.O53];[.O55];[.O57];[.O59];[.O61];[.O63])" office:value-type="float" office:value="1212.5" calcext:value-type="float">
            <text:p>1212.5</text:p>
          </table:table-cell>
          <table:table-cell table:style-name="ce5" office:value-type="float" office:value="1216" calcext:value-type="float">
            <text:p>1216</text:p>
          </table:table-cell>
          <table:table-cell table:formula="of:=MEDIAN([.O53];[.O55];[.O57];[.O59];[.O61])" office:value-type="float" office:value="1208" calcext:value-type="float">
            <text:p>120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488.8" calcext:value-type="float">
            <text:p>488.8</text:p>
          </table:table-cell>
          <table:table-cell office:value-type="float" office:value="590.2" calcext:value-type="float">
            <text:p>590.2</text:p>
          </table:table-cell>
          <table:table-cell office:value-type="float" office:value="536.4" calcext:value-type="float">
            <text:p>536.4</text:p>
          </table:table-cell>
          <table:table-cell office:value-type="float" office:value="1367.6" calcext:value-type="float">
            <text:p>1367.6</text:p>
          </table:table-cell>
          <table:table-cell table:style-name="ce5" office:value-type="float" office:value="18494" calcext:value-type="float">
            <text:p>18494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96.8" calcext:value-type="float">
            <text:p>496.8</text:p>
          </table:table-cell>
          <table:table-cell office:value-type="float" office:value="585.2" calcext:value-type="float">
            <text:p>585.2</text:p>
          </table:table-cell>
          <table:table-cell office:value-type="float" office:value="540.6" calcext:value-type="float">
            <text:p>540.6</text:p>
          </table:table-cell>
          <table:table-cell office:value-type="float" office:value="1369.4" calcext:value-type="float">
            <text:p>1369.4</text:p>
          </table:table-cell>
          <table:table-cell table:style-name="ce5" office:value-type="float" office:value="19421" calcext:value-type="float">
            <text:p>1942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003.2" calcext:value-type="float">
            <text:p>1003.2</text:p>
          </table:table-cell>
          <table:table-cell office:value-type="float" office:value="948.8" calcext:value-type="float">
            <text:p>948.8</text:p>
          </table:table-cell>
          <table:table-cell office:value-type="float" office:value="936.6" calcext:value-type="float">
            <text:p>936.6</text:p>
          </table:table-cell>
          <table:table-cell office:value-type="float" office:value="982" calcext:value-type="float">
            <text:p>982</text:p>
          </table:table-cell>
          <table:table-cell table:style-name="ce5" office:value-type="float" office:value="4155" calcext:value-type="float">
            <text:p>415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5" calcext:value-type="float">
            <text:p>10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040.2" calcext:value-type="float">
            <text:p>1040.2</text:p>
          </table:table-cell>
          <table:table-cell office:value-type="float" office:value="1035" calcext:value-type="float">
            <text:p>1035</text:p>
          </table:table-cell>
          <table:table-cell office:value-type="float" office:value="997" calcext:value-type="float">
            <text:p>997</text:p>
          </table:table-cell>
          <table:table-cell office:value-type="float" office:value="1089.4" calcext:value-type="float">
            <text:p>1089.4</text:p>
          </table:table-cell>
          <table:table-cell table:style-name="ce5" office:value-type="float" office:value="7951" calcext:value-type="float">
            <text:p>795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6" calcext:value-type="float">
            <text:p>12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93.2" calcext:value-type="float">
            <text:p>393.2</text:p>
          </table:table-cell>
          <table:table-cell office:value-type="float" office:value="311.8" calcext:value-type="float">
            <text:p>311.8</text:p>
          </table:table-cell>
          <table:table-cell office:value-type="float" office:value="316.6" calcext:value-type="float">
            <text:p>316.6</text:p>
          </table:table-cell>
          <table:table-cell office:value-type="float" office:value="352.2" calcext:value-type="float">
            <text:p>352.2</text:p>
          </table:table-cell>
          <table:table-cell table:style-name="ce5" office:value-type="float" office:value="3510" calcext:value-type="float">
            <text:p>3510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8" calcext:value-type="float">
            <text:p>10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42.6" calcext:value-type="float">
            <text:p>442.6</text:p>
          </table:table-cell>
          <table:table-cell office:value-type="float" office:value="415.4" calcext:value-type="float">
            <text:p>415.4</text:p>
          </table:table-cell>
          <table:table-cell office:value-type="float" office:value="378.8" calcext:value-type="float">
            <text:p>378.8</text:p>
          </table:table-cell>
          <table:table-cell office:value-type="float" office:value="460.6" calcext:value-type="float">
            <text:p>460.6</text:p>
          </table:table-cell>
          <table:table-cell table:style-name="ce5" office:value-type="float" office:value="7275" calcext:value-type="float">
            <text:p>727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31" calcext:value-type="float">
            <text:p>12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3.2" calcext:value-type="float">
            <text:p>143.2</text:p>
          </table:table-cell>
          <table:table-cell table:style-name="ce5" office:value-type="float" office:value="157.8" calcext:value-type="float">
            <text:p>157.8</text:p>
          </table:table-cell>
          <table:table-cell table:style-name="ce5" office:value-type="float" office:value="156.6" calcext:value-type="float">
            <text:p>156.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065.5" calcext:value-type="float">
            <text:p>1065.5</text:p>
          </table:table-cell>
          <table:table-cell table:style-name="ce5" table:number-columns-repeated="6"/>
          <table:table-cell/>
          <table:table-cell table:style-name="ce5" office:value-type="float" office:value="1057" calcext:value-type="float">
            <text:p>105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6.2" calcext:value-type="float">
            <text:p>156.2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85.6" calcext:value-type="float">
            <text:p>185.6</text:p>
          </table:table-cell>
          <table:table-cell table:style-name="ce5" office:value-type="float" office:value="1212.5" calcext:value-type="float">
            <text:p>1212.5</text:p>
          </table:table-cell>
          <table:table-cell table:style-name="ce5" table:number-columns-repeated="6"/>
          <table:table-cell/>
          <table:table-cell table:style-name="ce5" office:value-type="float" office:value="1208" calcext:value-type="float">
            <text:p>1208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52:.C61])*5*5" office:value-type="float" office:value="160905" calcext:value-type="float">
            <text:p>160905</text:p>
          </table:table-cell>
          <table:table-cell table:style-name="ce5" table:number-columns-repeated="9"/>
          <table:table-cell table:number-columns-repeated="2"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62]/100" office:value-type="float" office:value="1609.05" calcext:value-type="float">
            <text:p>1609.05</text:p>
          </table:table-cell>
          <table:table-cell table:number-columns-repeated="11"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63]/60" office:value-type="float" office:value="26.8175" calcext:value-type="float">
            <text:p>26.817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7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52]-[.C53])/[.C52]" office:value-type="float" office:value="-0.0112755461592671" calcext:value-type="float">
            <text:p>-0.0112755462</text:p>
          </table:table-cell>
          <table:table-cell table:style-name="ce5" table:formula="of:=([.D52]-[.D53])/[.D52]" office:value-type="float" office:value="0.0210461157536367" calcext:value-type="float">
            <text:p>0.0210461158</text:p>
          </table:table-cell>
          <table:table-cell table:style-name="ce5" table:formula="of:=([.E52]-[.E53])/[.E52]" office:value-type="float" office:value="0.0225122349102773" calcext:value-type="float">
            <text:p>0.0225122349</text:p>
          </table:table-cell>
          <table:table-cell table:style-name="ce5" table:formula="of:=([.F52]-[.F53])/[.F52]" office:value-type="float" office:value="0.0232043134989408" calcext:value-type="float">
            <text:p>0.0232043135</text:p>
          </table:table-cell>
          <table:table-cell table:style-name="ce5" table:formula="of:=([.G52]-[.G53])/[.G52]" office:value-type="float" office:value="-0.0454380789732443" calcext:value-type="float">
            <text:p>-0.045438079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4]-[.C55])/[.C54]" office:value-type="float" office:value="-0.016366612111293" calcext:value-type="float">
            <text:p>-0.0163666121</text:p>
          </table:table-cell>
          <table:table-cell table:style-name="ce5" table:formula="of:=([.D54]-[.D55])/[.D54]" office:value-type="float" office:value="0.0084717045069468" calcext:value-type="float">
            <text:p>0.0084717045</text:p>
          </table:table-cell>
          <table:table-cell table:style-name="ce5" table:formula="of:=([.E54]-[.E55])/[.E54]" office:value-type="float" office:value="-0.00782997762863543" calcext:value-type="float">
            <text:p>-0.0078299776</text:p>
          </table:table-cell>
          <table:table-cell table:style-name="ce5" table:formula="of:=([.F54]-[.F55])/[.F54]" office:value-type="float" office:value="-0.00131617431997673" calcext:value-type="float">
            <text:p>-0.0013161743</text:p>
          </table:table-cell>
          <table:table-cell table:style-name="ce5" table:formula="of:=([.G54]-[.G55])/[.G54]" office:value-type="float" office:value="-0.0501243646588083" calcext:value-type="float">
            <text:p>-0.0501243647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56]-[.C57])/[.C56]" office:value-type="float" office:value="-0.0368819776714514" calcext:value-type="float">
            <text:p>-0.0368819777</text:p>
          </table:table-cell>
          <table:table-cell table:style-name="ce5" table:formula="of:=([.D56]-[.D57])/[.D56]" office:value-type="float" office:value="-0.0908516020236088" calcext:value-type="float">
            <text:p>-0.090851602</text:p>
          </table:table-cell>
          <table:table-cell table:style-name="ce5" table:formula="of:=([.E56]-[.E57])/[.E56]" office:value-type="float" office:value="-0.064488575699338" calcext:value-type="float">
            <text:p>-0.0644885757</text:p>
          </table:table-cell>
          <table:table-cell table:style-name="ce5" table:formula="of:=([.F56]-[.F57])/[.F56]" office:value-type="float" office:value="-0.109368635437882" calcext:value-type="float">
            <text:p>-0.1093686354</text:p>
          </table:table-cell>
          <table:table-cell table:style-name="ce5" table:formula="of:=([.G56]-[.G57])/[.G56]" office:value-type="float" office:value="-0.913598074608905" calcext:value-type="float">
            <text:p>-0.913598074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58]-[.C59])/[.C58]" office:value-type="float" office:value="-0.125635808748728" calcext:value-type="float">
            <text:p>-0.1256358087</text:p>
          </table:table-cell>
          <table:table-cell table:style-name="ce5" table:formula="of:=([.D58]-[.D59])/[.D58]" office:value-type="float" office:value="-0.332264271969211" calcext:value-type="float">
            <text:p>-0.332264272</text:p>
          </table:table-cell>
          <table:table-cell table:style-name="ce5" table:formula="of:=([.E58]-[.E59])/[.E58]" office:value-type="float" office:value="-0.196462413139608" calcext:value-type="float">
            <text:p>-0.1964624131</text:p>
          </table:table-cell>
          <table:table-cell table:style-name="ce5" table:formula="of:=([.F58]-[.F59])/[.F58]" office:value-type="float" office:value="-0.307779670641681" calcext:value-type="float">
            <text:p>-0.3077796706</text:p>
          </table:table-cell>
          <table:table-cell table:style-name="ce5" table:formula="of:=([.G58]-[.G59])/[.G58]" office:value-type="float" office:value="-1.07264957264957" calcext:value-type="float">
            <text:p>-1.072649572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60]-[.C61])/[.C60]" office:value-type="float" office:value="-0.0125698324022347" calcext:value-type="float">
            <text:p>-0.0125698324</text:p>
          </table:table-cell>
          <table:table-cell table:style-name="ce5" table:formula="of:=([.D60]-[.D61])/[.D60]" office:value-type="float" office:value="0.0101394169835236" calcext:value-type="float">
            <text:p>0.010139417</text:p>
          </table:table-cell>
          <table:table-cell table:style-name="ce5" table:formula="of:=([.E60]-[.E61])/[.E60]" office:value-type="float" office:value="-0.0127713920817369" calcext:value-type="float">
            <text:p>-0.0127713921</text:p>
          </table:table-cell>
          <table:table-cell table:style-name="ce5" table:formula="of:=([.F60]-[.F61])/[.F60]" office:value-type="float" office:value="-0.00324324324324321" calcext:value-type="float">
            <text:p>-0.0032432432</text:p>
          </table:table-cell>
          <table:table-cell table:style-name="ce5" table:formula="of:=([.G60]-[.G61])/[.G60]" office:value-type="float" office:value="-0.137963397465978" calcext:value-type="float">
            <text:p>-0.1379633975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91" table:end-x="13.49pt" table:end-y="11.31pt" draw:z-index="1" draw:style-name="gr1" draw:text-style-name="P1" svg:width="840.13pt" svg:height="228.42pt" svg:x="47.4pt" svg:y="0.74pt">
              <loext:p draw:notify-on-update-of-ranges="benchplsi.C66:benchplsi.G66 benchplsi.A67:benchplsi.B67 benchplsi.C67:benchplsi.G67 benchplsi.A68:benchplsi.B68 benchplsi.C68:benchplsi.G68 benchplsi.A69:benchplsi.B69 benchplsi.C69:benchplsi.G69 benchplsi.A70:benchplsi.B70 benchplsi.C70:benchplsi.G70 benchplsi.A71:benchplsi.B71 benchplsi.C71:benchplsi.G71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benchplsi-cpu</text:p>
          </table:table-cell>
          <table:covered-table-cell table:style-name="ce5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31" calcext:value-type="float">
            <text:p>3531</text:p>
          </table:table-cell>
          <table:table-cell table:style-name="ce5" office:value-type="float" office:value="3502" calcext:value-type="float">
            <text:p>3502</text:p>
          </table:table-cell>
          <table:table-cell table:style-name="ce5" table:number-columns-repeated="9"/>
          <table:table-cell table:formula="of:=AVERAGE([.O101];[.O103];[.O105];[.O107];[.O109];[.O111])" office:value-type="float" office:value="173.666666666667" calcext:value-type="float">
            <text:p>173.6666666667</text:p>
          </table:table-cell>
          <table:table-cell table:style-name="ce5" office:value-type="float" office:value="172" calcext:value-type="float">
            <text:p>172</text:p>
          </table:table-cell>
          <table:table-cell table:formula="of:=MEDIAN([.O101];[.O103];[.O105];[.O107];[.O109])"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94" calcext:value-type="float">
            <text:p>3694</text:p>
          </table:table-cell>
          <table:table-cell table:style-name="ce5" office:value-type="float" office:value="3917" calcext:value-type="float">
            <text:p>3917</text:p>
          </table:table-cell>
          <table:table-cell table:style-name="ce5" table:number-columns-repeated="9"/>
          <table:table-cell table:formula="of:=AVERAGE([.O102];[.O104];[.O106];[.O108];[.O110];[.O112])" office:value-type="float" office:value="219" calcext:value-type="float">
            <text:p>219</text:p>
          </table:table-cell>
          <table:table-cell table:style-name="ce5" office:value-type="float" office:value="242" calcext:value-type="float">
            <text:p>242</text:p>
          </table:table-cell>
          <table:table-cell table:formula="of:=MEDIAN([.O102];[.O104];[.O106];[.O108];[.O110])"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16" calcext:value-type="float">
            <text:p>3516</text:p>
          </table:table-cell>
          <table:table-cell office:value-type="float" office:value="3510" calcext:value-type="float">
            <text:p>351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62" calcext:value-type="float">
            <text:p>3662</text:p>
          </table:table-cell>
          <table:table-cell office:value-type="float" office:value="3630" calcext:value-type="float">
            <text:p>363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63.8" calcext:value-type="float">
            <text:p>563.8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01.4" calcext:value-type="float">
            <text:p>1201.4</text:p>
          </table:table-cell>
          <table:table-cell office:value-type="float" office:value="1134.2" calcext:value-type="float">
            <text:p>1134.2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17.6" calcext:value-type="float">
            <text:p>1217.6</text:p>
          </table:table-cell>
          <table:table-cell office:value-type="float" office:value="1152.8" calcext:value-type="float">
            <text:p>1152.8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73.6" calcext:value-type="float">
            <text:p>173.6</text:p>
          </table:table-cell>
          <table:table-cell table:style-name="ce5" table:number-columns-repeated="9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01.6" calcext:value-type="float">
            <text:p>201.6</text:p>
          </table:table-cell>
          <table:table-cell table:style-name="ce5" office:value-type="float" office:value="219" calcext:value-type="float">
            <text:p>219</text:p>
          </table:table-cell>
          <table:table-cell table:style-name="ce5"/>
          <table:table-cell table:style-name="ce5" table:formula="of:=[.C108]/[.C110]" office:value-type="float" office:value="6.03968253968254" calcext:value-type="float">
            <text:p>6.0396825397</text:p>
          </table:table-cell>
          <table:table-cell table:style-name="ce5" table:number-columns-repeated="7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101:.C110])*5*2" office:value-type="float" office:value="183030" calcext:value-type="float">
            <text:p>183030</text:p>
          </table:table-cell>
          <table:table-cell table:style-name="ce5" table:number-columns-repeated="10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11]/100" office:value-type="float" office:value="1830.3" calcext:value-type="float">
            <text:p>1830.3</text:p>
          </table:table-cell>
          <table:table-cell table:number-columns-repeated="9"/>
          <table:table-cell table:style-name="ce5"/>
          <table:table-cell/>
          <table:table-cell table:style-name="ce5"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112]/60" office:value-type="float" office:value="30.505" calcext:value-type="float">
            <text:p>30.50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degradation</text:p>
          </table:table-cell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101]-[.C102])/[.C101]" office:value-type="float" office:value="-0.0461625601812518" calcext:value-type="float">
            <text:p>-0.0461625602</text:p>
          </table:table-cell>
          <table:table-cell table:style-name="ce5" table:formula="of:=([.D101]-[.D102])/[.D101]" office:value-type="float" office:value="-0.118503712164477" calcext:value-type="float">
            <text:p>-0.118503712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103]-[.C104])/[.C103]" office:value-type="float" office:value="-0.0415244596131968" calcext:value-type="float">
            <text:p>-0.0415244596</text:p>
          </table:table-cell>
          <table:table-cell table:style-name="ce5" table:formula="of:=([.D103]-[.D104])/[.D103]" office:value-type="float" office:value="-0.0341880341880342" calcext:value-type="float">
            <text:p>-0.034188034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105]-[.C106])/[.C105]" office:value-type="float" office:value="-1.13089748137638" calcext:value-type="float">
            <text:p>-1.1308974814</text:p>
          </table:table-cell>
          <table:table-cell table:style-name="ce5" table:formula="of:=([.D105]-[.D106])/[.D105]" office:value-type="float" office:value="-1.29131313131313" calcext:value-type="float">
            <text:p>-1.291313131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107]-[.C108])/[.C107]" office:value-type="float" office:value="-1.18599640933573" calcext:value-type="float">
            <text:p>-1.1859964093</text:p>
          </table:table-cell>
          <table:table-cell table:style-name="ce5" table:formula="of:=([.D107]-[.D108])/[.D107]" office:value-type="float" office:value="-1.3336032388664" calcext:value-type="float">
            <text:p>-1.3336032389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09]-[.C110])/[.C109]" office:value-type="float" office:value="-0.271122320302648" calcext:value-type="float">
            <text:p>-0.2711223203</text:p>
          </table:table-cell>
          <table:table-cell table:style-name="ce5" table:formula="of:=([.D109]-[.D110])/[.D109]" office:value-type="float" office:value="-0.261520737327189" calcext:value-type="float">
            <text:p>-0.261520737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H140" table:end-x="30.13pt" table:end-y="11.31pt" draw:z-index="2" draw:style-name="gr1" draw:text-style-name="P1" svg:width="471.2pt" svg:height="228.39pt" svg:x="47.42pt" svg:y="0.09pt">
              <loext:p draw:notify-on-update-of-ranges="benchplsi.C115:benchplsi.D115 benchplsi.A116:benchplsi.B116 benchplsi.C116:benchplsi.D116 benchplsi.A117:benchplsi.B117 benchplsi.C117:benchplsi.D117 benchplsi.A118:benchplsi.B118 benchplsi.C118:benchplsi.D118 benchplsi.A119:benchplsi.B119 benchplsi.C119:benchplsi.D119 benchplsi.A120:benchplsi.B120 benchplsi.C120:benchplsi.D12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/>
          <table:table-cell table:style-name="ce5" table:formula="of:=[.C10]/[.C12]" office:value-type="float" office:value="1.85922974767596" calcext:value-type="float">
            <text:p>1.8592297477</text:p>
          </table:table-cell>
          <table:table-cell table:style-name="ce5" table:formula="of:=[.D10]/[.D12]" office:value-type="float" office:value="1.79601990049751" calcext:value-type="float">
            <text:p>1.7960199005</text:p>
          </table:table-cell>
          <table:table-cell table:style-name="ce5" table:formula="of:=[.E10]/[.E12]" office:value-type="float" office:value="1.80271270036991" calcext:value-type="float">
            <text:p>1.8027127004</text:p>
          </table:table-cell>
          <table:table-cell table:style-name="ce5" table:formula="of:=[.F10]/[.F12]" office:value-type="float" office:value="1.87142857142857" calcext:value-type="float">
            <text:p>1.8714285714</text:p>
          </table:table-cell>
          <table:table-cell table:style-name="ce5" table:formula="of:=[.G10]/[.G12]" office:value-type="float" office:value="1.89766407119021" calcext:value-type="float">
            <text:p>1.8976640712</text:p>
          </table:table-cell>
          <table:table-cell table:style-name="ce5" table:formula="of:=[.H10]/[.H12]" office:value-type="float" office:value="1.7843137254902" calcext:value-type="float">
            <text:p>1.7843137255</text:p>
          </table:table-cell>
          <table:table-cell table:style-name="ce5" table:formula="of:=[.I10]/[.I12]" office:value-type="float" office:value="1.96236559139785" calcext:value-type="float">
            <text:p>1.9623655914</text:p>
          </table:table-cell>
          <table:table-cell table:style-name="ce5" table:formula="of:=[.J10]/[.J12]" office:value-type="float" office:value="1.89977973568282" calcext:value-type="float">
            <text:p>1.8997797357</text:p>
          </table:table-cell>
          <table:table-cell table:style-name="ce5"/>
          <table:table-cell table:style-name="ce5" table:formula="of:=[.L10]/[.L12]" office:value-type="float" office:value="1.89618320610687" calcext:value-type="float">
            <text:p>1.8961832061</text:p>
          </table:table-cell>
          <table:table-cell table:style-name="ce5" table:formula="of:=[.M10]/[.M12]" office:value-type="float" office:value="1.94131736526946" calcext:value-type="float">
            <text:p>1.9413173653</text:p>
          </table:table-cell>
          <table:table-cell table:number-columns-repeated="1012"/>
        </table:table-row>
        <table:table-row table:style-name="ro2">
          <table:table-cell/>
          <table:table-cell table:style-name="ce5" table:formula="of:=[.C59]/[.C61]" office:value-type="float" office:value="3.05241379310345" calcext:value-type="float">
            <text:p>3.0524137931</text:p>
          </table:table-cell>
          <table:table-cell table:style-name="ce5" table:formula="of:=[.D59]/[.D61]" office:value-type="float" office:value="2.65941101152369" calcext:value-type="float">
            <text:p>2.6594110115</text:p>
          </table:table-cell>
          <table:table-cell table:style-name="ce5" table:formula="of:=[.E59]/[.E61]" office:value-type="float" office:value="2.38839848675914" calcext:value-type="float">
            <text:p>2.3883984868</text:p>
          </table:table-cell>
          <table:table-cell table:style-name="ce5" table:formula="of:=[.F59]/[.F61]" office:value-type="float" office:value="2.48168103448276" calcext:value-type="float">
            <text:p>2.4816810345</text:p>
          </table:table-cell>
          <table:table-cell table:style-name="ce5" table:formula="of:=[.G59]/[.G61]" office:value-type="float" office:value="6" calcext:value-type="float">
            <text:p>6</text:p>
          </table:table-cell>
          <table:table-cell table:style-name="ce5" table:number-columns-repeated="7"/>
          <table:table-cell table:number-columns-repeated="1011"/>
        </table:table-row>
        <table:table-row table:style-name="ro2">
          <table:table-cell table:style-name="ce5"/>
          <table:table-cell table:style-name="ce5" table:formula="of:=[.C108]/[.C110]" office:value-type="float" office:value="6.03968253968254" calcext:value-type="float">
            <text:p>6.0396825397</text:p>
          </table:table-cell>
          <table:table-cell table:style-name="ce5" table:formula="of:=[.D108]/[.D110]" office:value-type="float" office:value="5.26392694063927" calcext:value-type="float">
            <text:p>5.2639269406</text:p>
          </table:table-cell>
          <table:table-cell table:style-name="ce5" table:number-columns-repeated="10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style-name="ce5" table:formula="of:=AVERAGE([.B145:.L147])" office:value-type="float" office:value="2.74097226007648" calcext:value-type="float">
            <text:p>2.7409722601</text:p>
          </table:table-cell>
          <table:table-cell table:style-name="ce5" table:formula="of:=MIN([.B145:.L148])" office:value-type="float" office:value="1.7843137254902" calcext:value-type="float">
            <text:p>1.7843137255</text:p>
          </table:table-cell>
          <table:table-cell table:style-name="ce5" table:number-columns-repeated="10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8.6" calcext:value-type="float">
            <text:p>148.6</text:p>
          </table:table-cell>
          <table:table-cell table:style-name="ce5" office:value-type="float" office:value="146.8" calcext:value-type="float">
            <text:p>146.8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62.8" calcext:value-type="float">
            <text:p>162.8</text:p>
          </table:table-cell>
          <table:table-cell table:style-name="ce5" office:value-type="float" office:value="183.3" calcext:value-type="float">
            <text:p>183.3</text:p>
          </table:table-cell>
          <table:table-cell table:style-name="ce5" office:value-type="float" office:value="167.7" calcext:value-type="float">
            <text:p>167.7</text:p>
          </table:table-cell>
          <table:table-cell table:style-name="ce5" office:value-type="float" office:value="192.3" calcext:value-type="float">
            <text:p>192.3</text:p>
          </table:table-cell>
          <table:table-cell table:style-name="ce5" office:value-type="float" office:value="182.2" calcext:value-type="float">
            <text:p>182.2</text:p>
          </table:table-cell>
          <table:table-cell table:style-name="ce5"/>
          <table:table-cell table:style-name="ce5" office:value-type="float" office:value="127.5" calcext:value-type="float">
            <text:p>127.5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/>
          <table:table-cell table:formula="of:=AVERAGE([.O160];[.O163];[.O166];[.O169];[.O172];[.O175])" office:value-type="float" office:value="171.833333333333" calcext:value-type="float">
            <text:p>171.8333333333</text:p>
          </table:table-cell>
          <table:table-cell table:style-name="ce5" office:value-type="float" office:value="174" calcext:value-type="float">
            <text:p>174</text:p>
          </table:table-cell>
          <table:table-cell table:formula="of:=MEDIAN([.O160];[.O163];[.O166];[.O169];[.O172];[.O175])" office:value-type="float" office:value="173.5" calcext:value-type="float">
            <text:p>173.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50.8" calcext:value-type="float">
            <text:p>150.8</text:p>
          </table:table-cell>
          <table:table-cell table:style-name="ce5" office:value-type="float" office:value="153.2" calcext:value-type="float">
            <text:p>153.2</text:p>
          </table:table-cell>
          <table:table-cell table:style-name="ce5" office:value-type="float" office:value="157.3" calcext:value-type="float">
            <text:p>157.3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 office:value-type="float" office:value="199.5" calcext:value-type="float">
            <text:p>199.5</text:p>
          </table:table-cell>
          <table:table-cell table:style-name="ce5" office:value-type="float" office:value="181.8" calcext:value-type="float">
            <text:p>181.8</text:p>
          </table:table-cell>
          <table:table-cell table:style-name="ce5"/>
          <table:table-cell table:style-name="ce5" office:value-type="float" office:value="129.3" calcext:value-type="float">
            <text:p>129.3</text:p>
          </table:table-cell>
          <table:table-cell table:style-name="ce5" office:value-type="float" office:value="176.5" calcext:value-type="float">
            <text:p>176.5</text:p>
          </table:table-cell>
          <table:table-cell table:style-name="ce5"/>
          <table:table-cell table:formula="of:=AVERAGE([.O161];[.O164];[.O167];[.O170];[.O173];[.O176])" office:value-type="float" office:value="176.5" calcext:value-type="float">
            <text:p>176.5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161];[.O164];[.O167];[.O170];[.O173];[.O176])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50.5" calcext:value-type="float">
            <text:p>150.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office:value-type="float" office:value="176.2" calcext:value-type="float">
            <text:p>176.2</text:p>
          </table:table-cell>
          <table:table-cell table:style-name="ce5" office:value-type="float" office:value="201.7" calcext:value-type="float">
            <text:p>201.7</text:p>
          </table:table-cell>
          <table:table-cell office:value-type="float" office:value="172.8" calcext:value-type="float">
            <text:p>172.8</text:p>
          </table:table-cell>
          <table:table-cell office:value-type="float" office:value="234.8" calcext:value-type="float">
            <text:p>234.8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126.2" calcext:value-type="float">
            <text:p>126.2</text:p>
          </table:table-cell>
          <table:table-cell table:style-name="ce5" office:value-type="float" office:value="189.2" calcext:value-type="float">
            <text:p>189.2</text:p>
          </table:table-cell>
          <table:table-cell table:style-name="ce5"/>
          <table:table-cell table:formula="of:=AVERAGE([.O162];[.O165];[.O168];[.O171];[.O174];[.O177])" office:value-type="float" office:value="189.166666666667" calcext:value-type="float">
            <text:p>189.1666666667</text:p>
          </table:table-cell>
          <table:table-cell table:style-name="ce5" office:value-type="float" office:value="182" calcext:value-type="float">
            <text:p>182</text:p>
          </table:table-cell>
          <table:table-cell table:formula="of:=MEDIAN([.O162];[.O165];[.O168];[.O171];[.O174];[.O177])"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12"/>
          <table:table-cell table:number-columns-repeated="2"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5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/>
          <table:table-cell table:style-name="ce5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160]-[.B161])/[.B160]" office:value-type="float" office:value="-0.0148048452220728" calcext:value-type="float">
            <text:p>-0.0148048452</text:p>
          </table:table-cell>
          <table:table-cell table:style-name="ce5" table:formula="of:=([.C160]-[.C161])/[.C160]" office:value-type="float" office:value="-0.0435967302452314" calcext:value-type="float">
            <text:p>-0.0435967302</text:p>
          </table:table-cell>
          <table:table-cell table:style-name="ce5" table:formula="of:=([.D160]-[.D161])/[.D160]" office:value-type="float" office:value="-0.0314754098360656" calcext:value-type="float">
            <text:p>-0.0314754098</text:p>
          </table:table-cell>
          <table:table-cell table:style-name="ce5" table:formula="of:=([.E160]-[.E161])/[.E160]" office:value-type="float" office:value="-0.0196560196560196" calcext:value-type="float">
            <text:p>-0.0196560197</text:p>
          </table:table-cell>
          <table:table-cell table:style-name="ce5" table:formula="of:=([.F160]-[.F161])/[.F160]" office:value-type="float" office:value="-0.0201854882705946" calcext:value-type="float">
            <text:p>-0.0201854883</text:p>
          </table:table-cell>
          <table:table-cell table:style-name="ce5" table:formula="of:=([.G160]-[.G161])/[.G160]" office:value-type="float" office:value="-0.0244484197972571" calcext:value-type="float">
            <text:p>-0.0244484198</text:p>
          </table:table-cell>
          <table:table-cell table:style-name="ce5" table:formula="of:=([.H160]-[.H161])/[.H160]" office:value-type="float" office:value="-0.0374414976599063" calcext:value-type="float">
            <text:p>-0.0374414977</text:p>
          </table:table-cell>
          <table:table-cell table:style-name="ce5" table:formula="of:=([.I160]-[.I161])/[.I160]" office:value-type="float" office:value="0.00219538968166837" calcext:value-type="float">
            <text:p>0.0021953897</text:p>
          </table:table-cell>
          <table:table-cell table:style-name="ce5" table:formula="of:=([.J160]-[.J161])/[.J160]" office:value-type="string" office:string-value="" calcext:value-type="error">
            <text:p>#DIV/0!</text:p>
          </table:table-cell>
          <table:table-cell table:style-name="ce5" table:formula="of:=([.K160]-[.K161])/[.K160]" office:value-type="float" office:value="-0.0141176470588236" calcext:value-type="float">
            <text:p>-0.0141176471</text:p>
          </table:table-cell>
          <table:table-cell table:style-name="ce5" table:formula="of:=([.L160]-[.L161])/[.L160]" office:value-type="float" office:value="-0.0273573923166472" calcext:value-type="float">
            <text:p>-0.0273573923</text:p>
          </table:table-cell>
          <table:table-cell table:style-name="ce5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160]-[.B162])/[.B160]" office:value-type="float" office:value="-0.0127860026917901" calcext:value-type="float">
            <text:p>-0.0127860027</text:p>
          </table:table-cell>
          <table:table-cell table:style-name="ce5" table:formula="of:=([.C160]-[.C162])/[.C160]" office:value-type="float" office:value="-0.0613079019073569" calcext:value-type="float">
            <text:p>-0.0613079019</text:p>
          </table:table-cell>
          <table:table-cell table:style-name="ce5" table:formula="of:=([.D160]-[.D162])/[.D160]" office:value-type="float" office:value="-0.0767213114754098" calcext:value-type="float">
            <text:p>-0.0767213115</text:p>
          </table:table-cell>
          <table:table-cell table:style-name="ce5" table:formula="of:=([.E160]-[.E162])/[.E160]" office:value-type="float" office:value="-0.0823095823095822" calcext:value-type="float">
            <text:p>-0.0823095823</text:p>
          </table:table-cell>
          <table:table-cell table:style-name="ce5" table:formula="of:=([.F160]-[.F162])/[.F160]" office:value-type="float" office:value="-0.10038188761593" calcext:value-type="float">
            <text:p>-0.1003818876</text:p>
          </table:table-cell>
          <table:table-cell table:style-name="ce5" table:formula="of:=([.G160]-[.G162])/[.G160]" office:value-type="float" office:value="-0.0304114490161003" calcext:value-type="float">
            <text:p>-0.030411449</text:p>
          </table:table-cell>
          <table:table-cell table:style-name="ce5" table:formula="of:=([.H160]-[.H162])/[.H160]" office:value-type="float" office:value="-0.221008840353614" calcext:value-type="float">
            <text:p>-0.2210088404</text:p>
          </table:table-cell>
          <table:table-cell table:style-name="ce5" table:formula="of:=([.I160]-[.I162])/[.I160]" office:value-type="float" office:value="-0.0466520307354555" calcext:value-type="float">
            <text:p>-0.0466520307</text:p>
          </table:table-cell>
          <table:table-cell table:style-name="ce5" table:formula="of:=([.J160]-[.J162])/[.J160]" office:value-type="string" office:string-value="" calcext:value-type="error">
            <text:p>#DIV/0!</text:p>
          </table:table-cell>
          <table:table-cell table:style-name="ce5" table:formula="of:=([.K160]-[.K162])/[.K160]" office:value-type="float" office:value="0.0101960784313725" calcext:value-type="float">
            <text:p>0.0101960784</text:p>
          </table:table-cell>
          <table:table-cell table:style-name="ce5" table:formula="of:=([.L160]-[.L162])/[.L160]" office:value-type="float" office:value="-0.10128055878929" calcext:value-type="float">
            <text:p>-0.1012805588</text:p>
          </table:table-cell>
          <table:table-cell table:style-name="ce5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199" table:end-x="13.49pt" table:end-y="11.28pt" draw:z-index="3" draw:style-name="gr1" draw:text-style-name="P1" svg:width="840.13pt" svg:height="228.39pt" svg:x="47.4pt" svg:y="-2.04pt">
              <loext:p draw:notify-on-update-of-ranges="benchplsi.B159:benchplsi.L159 benchplsi.A160:benchplsi.A160 benchplsi.B160:benchplsi.L160 benchplsi.A161:benchplsi.A161 benchplsi.B161:benchplsi.L161 benchplsi.A162:benchplsi.A162 benchplsi.B162:benchplsi.L162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6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office:value-type="string" calcext:value-type="string">
            <text:p>modexp-unscaled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3.7" calcext:value-type="float">
            <text:p>153.7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8" calcext:value-type="float">
            <text:p>188</text:p>
          </table:table-cell>
          <table:table-cell table:style-name="ce5" table:formula="of:=[.G212]/6" office:value-type="float" office:value="203" calcext:value-type="float">
            <text:p>203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table:number-columns-repeated="2"/>
          <table:table-cell table:formula="of:=AVERAGE([.K212];[.K215];[.K218];[.K221];[.K224];[.K227])" office:value-type="float" office:value="1218.5" calcext:value-type="float">
            <text:p>1218.5</text:p>
          </table:table-cell>
          <table:table-cell table:style-name="ce5" office:value-type="float" office:value="1221" calcext:value-type="float">
            <text:p>1221</text:p>
          </table:table-cell>
          <table:table-cell table:formula="of:=MEDIAN([.K212];[.K215];[.K218];[.K221];[.K224];[.K227])" office:value-type="float" office:value="1217.5" calcext:value-type="float">
            <text:p>1217.5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44.6" calcext:value-type="float">
            <text:p>144.6</text:p>
          </table:table-cell>
          <table:table-cell table:style-name="ce5" office:value-type="float" office:value="163.7" calcext:value-type="float">
            <text:p>163.7</text:p>
          </table:table-cell>
          <table:table-cell table:style-name="ce5" office:value-type="float" office:value="166.7" calcext:value-type="float">
            <text:p>166.7</text:p>
          </table:table-cell>
          <table:table-cell table:style-name="ce5" office:value-type="float" office:value="217.5" calcext:value-type="float">
            <text:p>217.5</text:p>
          </table:table-cell>
          <table:table-cell table:style-name="ce5" table:formula="of:=[.G213]/6" office:value-type="float" office:value="221.366666666667" calcext:value-type="float">
            <text:p>221.3666666667</text:p>
          </table:table-cell>
          <table:table-cell table:style-name="ce5" office:value-type="float" office:value="1328.2" calcext:value-type="float">
            <text:p>1328.2</text:p>
          </table:table-cell>
          <table:table-cell table:style-name="ce5" table:number-columns-repeated="2"/>
          <table:table-cell table:formula="of:=AVERAGE([.K213];[.K216];[.K219];[.K222];[.K225];[.K228])" office:value-type="float" office:value="1311.16666666667" calcext:value-type="float">
            <text:p>1311.1666666667</text:p>
          </table:table-cell>
          <table:table-cell table:style-name="ce5" office:value-type="float" office:value="1226" calcext:value-type="float">
            <text:p>1226</text:p>
          </table:table-cell>
          <table:table-cell table:formula="of:=MEDIAN([.K213];[.K216];[.K219];[.K222];[.K225];[.K228])" office:value-type="float" office:value="1327" calcext:value-type="float">
            <text:p>1327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46.4" calcext:value-type="float">
            <text:p>146.4</text:p>
          </table:table-cell>
          <table:table-cell table:style-name="ce5" office:value-type="float" office:value="172.3" calcext:value-type="float">
            <text:p>172.3</text:p>
          </table:table-cell>
          <table:table-cell office:value-type="float" office:value="176.3" calcext:value-type="float">
            <text:p>176.3</text:p>
          </table:table-cell>
          <table:table-cell office:value-type="float" office:value="229" calcext:value-type="float">
            <text:p>229</text:p>
          </table:table-cell>
          <table:table-cell table:formula="of:=[.G214]/6" office:value-type="float" office:value="305.4" calcext:value-type="float">
            <text:p>305.4</text:p>
          </table:table-cell>
          <table:table-cell office:value-type="float" office:value="1832.4" calcext:value-type="float">
            <text:p>1832.4</text:p>
          </table:table-cell>
          <table:table-cell table:number-columns-repeated="2"/>
          <table:table-cell table:formula="of:=AVERAGE([.K214];[.K217];[.K220];[.K223];[.K226];[.K229])" office:value-type="float" office:value="1730.66666666667" calcext:value-type="float">
            <text:p>1730.6666666667</text:p>
          </table:table-cell>
          <table:table-cell table:style-name="ce5" office:value-type="float" office:value="1222" calcext:value-type="float">
            <text:p>1222</text:p>
          </table:table-cell>
          <table:table-cell table:formula="of:=MEDIAN([.K214];[.K217];[.K220];[.K223];[.K226];[.K229])" office:value-type="float" office:value="1828" calcext:value-type="float">
            <text:p>1828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15" calcext:value-type="float">
            <text:p>121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2" calcext:value-type="float">
            <text:p>1332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837" calcext:value-type="float">
            <text:p>183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26" calcext:value-type="float">
            <text:p>1226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1" calcext:value-type="float">
            <text:p>1331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829" calcext:value-type="float">
            <text:p>182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219" calcext:value-type="float">
            <text:p>121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number-columns-repeated="10"/>
          <table:table-cell table:style-name="ce5" office:value-type="float" office:value="1844" calcext:value-type="float">
            <text:p>184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9"/>
          <table:table-cell table:style-name="ce5" office:value-type="float" office:value="1216" calcext:value-type="float">
            <text:p>1216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3"/>
          <table:table-cell table:style-name="ce5" office:value-type="float" office:value="1324" calcext:value-type="float">
            <text:p>132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3"/>
          <table:table-cell/>
          <table:table-cell table:style-name="ce5" office:value-type="float" office:value="1827" calcext:value-type="float">
            <text:p>182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 office:value-type="float" office:value="1214" calcext:value-type="float">
            <text:p>1214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212]-[.B213])/[.B212]" office:value-type="float" office:value="0.00275862068965521" calcext:value-type="float">
            <text:p>0.0027586207</text:p>
          </table:table-cell>
          <table:table-cell table:style-name="ce5" table:formula="of:=([.C212]-[.C213])/[.C212]" office:value-type="float" office:value="-0.0650618087182824" calcext:value-type="float">
            <text:p>-0.0650618087</text:p>
          </table:table-cell>
          <table:table-cell table:style-name="ce5" table:formula="of:=([.D212]-[.D213])/[.D212]" office:value-type="float" office:value="-0.0617834394904458" calcext:value-type="float">
            <text:p>-0.0617834395</text:p>
          </table:table-cell>
          <table:table-cell table:style-name="ce5" table:formula="of:=([.E212]-[.E213])/[.E212]" office:value-type="float" office:value="-0.156914893617021" calcext:value-type="float">
            <text:p>-0.1569148936</text:p>
          </table:table-cell>
          <table:table-cell table:style-name="ce5" table:formula="of:=([.F212]-[.F213])/[.F212]" office:value-type="float" office:value="-0.0904761904761905" calcext:value-type="float">
            <text:p>-0.0904761905</text:p>
          </table:table-cell>
          <table:table-cell table:style-name="ce5" table:number-columns-repeated="3"/>
          <table:table-cell/>
          <table:table-cell table:style-name="ce5" office:value-type="float" office:value="1325" calcext:value-type="float">
            <text:p>13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212]-[.B214])/[.B212]" office:value-type="float" office:value="-0.00965517241379314" calcext:value-type="float">
            <text:p>-0.0096551724</text:p>
          </table:table-cell>
          <table:table-cell table:style-name="ce5" table:formula="of:=([.C212]-[.C214])/[.C212]" office:value-type="float" office:value="-0.121014964216005" calcext:value-type="float">
            <text:p>-0.1210149642</text:p>
          </table:table-cell>
          <table:table-cell table:style-name="ce5" table:formula="of:=([.D212]-[.D214])/[.D212]" office:value-type="float" office:value="-0.122929936305733" calcext:value-type="float">
            <text:p>-0.1229299363</text:p>
          </table:table-cell>
          <table:table-cell table:style-name="ce5" table:formula="of:=([.E212]-[.E214])/[.E212]" office:value-type="float" office:value="-0.218085106382979" calcext:value-type="float">
            <text:p>-0.2180851064</text:p>
          </table:table-cell>
          <table:table-cell table:style-name="ce5" table:formula="of:=([.F212]-[.F214])/[.F212]" office:value-type="float" office:value="-0.504433497536946" calcext:value-type="float">
            <text:p>-0.5044334975</text:p>
          </table:table-cell>
          <table:table-cell table:style-name="ce5" table:number-columns-repeated="3"/>
          <table:table-cell/>
          <table:table-cell table:style-name="ce5" office:value-type="float" office:value="1825" calcext:value-type="float">
            <text:p>18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251" table:end-x="13.49pt" table:end-y="11.28pt" draw:z-index="4" draw:style-name="gr1" draw:text-style-name="P1" svg:width="840.13pt" svg:height="228.3pt" svg:x="47.4pt" svg:y="-2.01pt">
              <loext:p draw:notify-on-update-of-ranges="benchplsi.B211:benchplsi.F211 benchplsi.A212:benchplsi.A212 benchplsi.B212:benchplsi.F212 benchplsi.A213:benchplsi.A213 benchplsi.B213:benchplsi.F213 benchplsi.A214:benchplsi.A214 benchplsi.B214:benchplsi.F214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5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2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12"/>
          <table:table-cell/>
          <table:table-cell table:style-name="ce5"/>
          <table:table-cell table:number-columns-repeated="1009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char2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vc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strconcat</text:p>
          </table:table-cell>
          <table:table-cell table:style-name="ce11" office:value-type="string" calcext:value-type="string">
            <text:p>strsubs</text:p>
          </table:table-cell>
          <table:table-cell table:style-name="ce11" office:value-type="string" calcext:value-type="string">
            <text:p>strrep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/>
          <table:table-cell table:style-name="ce4" table:number-columns-repeated="9"/>
          <table:table-cell table:style-name="ce14"/>
          <table:table-cell table:formula="of:=AVERAGE([.N3:.N7])" office:value-type="float" office:value="1225.4" calcext:value-type="float">
            <text:p>1225.4</text:p>
          </table:table-cell>
          <table:table-cell table:style-name="ce2" office:value-type="float" office:value="1233" calcext:value-type="float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8:.N12])" office:value-type="float" office:value="361.6" calcext:value-type="float">
            <text:p>361.6</text:p>
          </table:table-cell>
          <table:table-cell table:style-name="ce3" office:value-type="float" office:value="1212" calcext:value-type="float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13:.N17])" office:value-type="float" office:value="991" calcext:value-type="float">
            <text:p>991</text:p>
          </table:table-cell>
          <table:table-cell table:style-name="ce3" office:value-type="float" office:value="1239" calcext:value-type="float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/>
          <table:table-cell table:number-columns-repeated="3"/>
          <table:table-cell table:style-name="ce5"/>
          <table:table-cell table:number-columns-repeated="4"/>
          <table:table-cell table:style-name="ce5"/>
          <table:table-cell table:style-name="ce15"/>
          <table:table-cell table:formula="of:=AVERAGE([.N18:.N22])" office:value-type="float" office:value="319.4" calcext:value-type="float">
            <text:p>319.4</text:p>
          </table:table-cell>
          <table:table-cell table:style-name="ce3" office:value-type="float" office:value="1235" calcext:value-type="float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/>
          <table:table-cell table:style-name="ce12" table:number-columns-repeated="9"/>
          <table:table-cell table:style-name="ce16"/>
          <table:table-cell table:formula="of:=AVERAGE([.N23:.N27])" office:value-type="float" office:value="173.2" calcext:value-type="float">
            <text:p>173.2</text:p>
          </table:table-cell>
          <table:table-cell table:style-name="ce17" office:value-type="float" office:value="1208" calcext:value-type="float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/>
          <table:table-cell table:style-name="ce17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" office:value-type="float" office:value="991" calcext:value-type="float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string" office:string-value="" calcext:value-type="error">
            <text:p>#DIV/0!</text:p>
          </table:table-cell>
          <table:table-cell table:formula="of:=[.C3]/[.C4]" office:value-type="string" office:string-value="" calcext:value-type="error">
            <text:p>#DIV/0!</text:p>
          </table:table-cell>
          <table:table-cell table:formula="of:=[.D3]/[.D4]" office:value-type="string" office:string-value="" calcext:value-type="error">
            <text:p>#DIV/0!</text:p>
          </table:table-cell>
          <table:table-cell table:formula="of:=[.E3]/[.E4]" office:value-type="string" office:string-value="" calcext:value-type="error">
            <text:p>#DIV/0!</text:p>
          </table:table-cell>
          <table:table-cell table:style-name="ce5" table:formula="of:=[.F3]/[.F4]" office:value-type="string" office:string-value="" calcext:value-type="error">
            <text:p>#DIV/0!</text:p>
          </table:table-cell>
          <table:table-cell table:style-name="ce5" table:formula="of:=[.G3]/[.G4]" office:value-type="string" office:string-value="" calcext:value-type="error">
            <text:p>#DIV/0!</text:p>
          </table:table-cell>
          <table:table-cell table:style-name="ce5" table:formula="of:=[.H3]/[.H4]" office:value-type="string" office:string-value="" calcext:value-type="error">
            <text:p>#DIV/0!</text:p>
          </table:table-cell>
          <table:table-cell table:style-name="ce5" table:formula="of:=[.I3]/[.I4]" office:value-type="string" office:string-value="" calcext:value-type="error">
            <text:p>#DIV/0!</text:p>
          </table:table-cell>
          <table:table-cell table:style-name="ce5" table:formula="of:=[.J3]/[.J4]" office:value-type="string" office:string-value="" calcext:value-type="error">
            <text:p>#DIV/0!</text:p>
          </table:table-cell>
          <table:table-cell table:style-name="ce5" table:formula="of:=[.K3]/[.K4]" office:value-type="string" office:string-value="" calcext:value-type="error">
            <text:p>#DIV/0!</text:p>
          </table:table-cell>
          <table:table-cell table:style-name="ce15" table:formula="of:=[.L3]/[.L4]" office:value-type="string" office:string-value="" calcext:value-type="error">
            <text:p>#DIV/0!</text:p>
          </table:table-cell>
          <table:table-cell/>
          <table:table-cell table:style-name="ce3" office:value-type="float" office:value="978" calcext:value-type="float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string" office:string-value="" calcext:value-type="error">
            <text:p>#DIV/0!</text:p>
          </table:table-cell>
          <table:table-cell table:formula="of:=[.C3]/[.C5]" office:value-type="string" office:string-value="" calcext:value-type="error">
            <text:p>#DIV/0!</text:p>
          </table:table-cell>
          <table:table-cell table:formula="of:=[.D3]/[.D5]" office:value-type="string" office:string-value="" calcext:value-type="error">
            <text:p>#DIV/0!</text:p>
          </table:table-cell>
          <table:table-cell table:formula="of:=[.E3]/[.E5]" office:value-type="string" office:string-value="" calcext:value-type="error">
            <text:p>#DIV/0!</text:p>
          </table:table-cell>
          <table:table-cell table:style-name="ce5" table:formula="of:=[.F3]/[.F5]" office:value-type="string" office:string-value="" calcext:value-type="error">
            <text:p>#DIV/0!</text:p>
          </table:table-cell>
          <table:table-cell table:style-name="ce5" table:formula="of:=[.G3]/[.G5]" office:value-type="string" office:string-value="" calcext:value-type="error">
            <text:p>#DIV/0!</text:p>
          </table:table-cell>
          <table:table-cell table:style-name="ce5" table:formula="of:=[.H3]/[.H5]" office:value-type="string" office:string-value="" calcext:value-type="error">
            <text:p>#DIV/0!</text:p>
          </table:table-cell>
          <table:table-cell table:style-name="ce5" table:formula="of:=[.I3]/[.I5]" office:value-type="string" office:string-value="" calcext:value-type="error">
            <text:p>#DIV/0!</text:p>
          </table:table-cell>
          <table:table-cell table:style-name="ce5" table:formula="of:=[.J3]/[.J5]" office:value-type="string" office:string-value="" calcext:value-type="error">
            <text:p>#DIV/0!</text:p>
          </table:table-cell>
          <table:table-cell table:style-name="ce5" table:formula="of:=[.K3]/[.K5]" office:value-type="string" office:string-value="" calcext:value-type="error">
            <text:p>#DIV/0!</text:p>
          </table:table-cell>
          <table:table-cell table:style-name="ce15" table:formula="of:=[.L3]/[.L5]" office:value-type="string" office:string-value="" calcext:value-type="error">
            <text:p>#DIV/0!</text:p>
          </table:table-cell>
          <table:table-cell/>
          <table:table-cell table:style-name="ce3" office:value-type="float" office:value="988" calcext:value-type="float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string" office:string-value="" calcext:value-type="error">
            <text:p>#DIV/0!</text:p>
          </table:table-cell>
          <table:table-cell table:formula="of:=[.C3]/[.C6]" office:value-type="string" office:string-value="" calcext:value-type="error">
            <text:p>#DIV/0!</text:p>
          </table:table-cell>
          <table:table-cell table:formula="of:=[.D3]/[.D6]" office:value-type="string" office:string-value="" calcext:value-type="error">
            <text:p>#DIV/0!</text:p>
          </table:table-cell>
          <table:table-cell table:formula="of:=[.E3]/[.E6]" office:value-type="string" office:string-value="" calcext:value-type="error">
            <text:p>#DIV/0!</text:p>
          </table:table-cell>
          <table:table-cell table:style-name="ce5" table:formula="of:=[.F3]/[.F6]" office:value-type="string" office:string-value="" calcext:value-type="error">
            <text:p>#DIV/0!</text:p>
          </table:table-cell>
          <table:table-cell table:style-name="ce5" table:formula="of:=[.G3]/[.G6]" office:value-type="string" office:string-value="" calcext:value-type="error">
            <text:p>#DIV/0!</text:p>
          </table:table-cell>
          <table:table-cell table:style-name="ce5" table:formula="of:=[.H3]/[.H6]" office:value-type="string" office:string-value="" calcext:value-type="error">
            <text:p>#DIV/0!</text:p>
          </table:table-cell>
          <table:table-cell table:style-name="ce5" table:formula="of:=[.I3]/[.I6]" office:value-type="string" office:string-value="" calcext:value-type="error">
            <text:p>#DIV/0!</text:p>
          </table:table-cell>
          <table:table-cell table:style-name="ce5" table:formula="of:=[.J3]/[.J6]" office:value-type="string" office:string-value="" calcext:value-type="error">
            <text:p>#DIV/0!</text:p>
          </table:table-cell>
          <table:table-cell table:style-name="ce5" table:formula="of:=[.K3]/[.K6]" office:value-type="string" office:string-value="" calcext:value-type="error">
            <text:p>#DIV/0!</text:p>
          </table:table-cell>
          <table:table-cell table:style-name="ce15" table:formula="of:=[.L3]/[.L6]" office:value-type="string" office:string-value="" calcext:value-type="error">
            <text:p>#DIV/0!</text:p>
          </table:table-cell>
          <table:table-cell/>
          <table:table-cell table:style-name="ce3" office:value-type="float" office:value="992" calcext:value-type="float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string" office:string-value="" calcext:value-type="error">
            <text:p>#DIV/0!</text:p>
          </table:table-cell>
          <table:table-cell table:style-name="ce12" table:formula="of:=[.C3]/[.C7]" office:value-type="string" office:string-value="" calcext:value-type="error">
            <text:p>#DIV/0!</text:p>
          </table:table-cell>
          <table:table-cell table:style-name="ce12" table:formula="of:=[.D3]/[.D7]" office:value-type="string" office:string-value="" calcext:value-type="error">
            <text:p>#DIV/0!</text:p>
          </table:table-cell>
          <table:table-cell table:style-name="ce12" table:formula="of:=[.E3]/[.E7]" office:value-type="string" office:string-value="" calcext:value-type="error">
            <text:p>#DIV/0!</text:p>
          </table:table-cell>
          <table:table-cell table:style-name="ce12" table:formula="of:=[.F3]/[.F7]" office:value-type="string" office:string-value="" calcext:value-type="error">
            <text:p>#DIV/0!</text:p>
          </table:table-cell>
          <table:table-cell table:style-name="ce12" table:formula="of:=[.G3]/[.G7]" office:value-type="string" office:string-value="" calcext:value-type="error">
            <text:p>#DIV/0!</text:p>
          </table:table-cell>
          <table:table-cell table:style-name="ce12" table:formula="of:=[.H3]/[.H7]" office:value-type="string" office:string-value="" calcext:value-type="error">
            <text:p>#DIV/0!</text:p>
          </table:table-cell>
          <table:table-cell table:style-name="ce12" table:formula="of:=[.I3]/[.I7]" office:value-type="string" office:string-value="" calcext:value-type="error">
            <text:p>#DIV/0!</text:p>
          </table:table-cell>
          <table:table-cell table:style-name="ce12" table:formula="of:=[.J3]/[.J7]" office:value-type="string" office:string-value="" calcext:value-type="error">
            <text:p>#DIV/0!</text:p>
          </table:table-cell>
          <table:table-cell table:style-name="ce12" table:formula="of:=[.K3]/[.K7]" office:value-type="string" office:string-value="" calcext:value-type="error">
            <text:p>#DIV/0!</text:p>
          </table:table-cell>
          <table:table-cell table:style-name="ce16" table:formula="of:=[.L3]/[.L7]" office:value-type="string" office:string-value="" calcext:value-type="error">
            <text:p>#DIV/0!</text:p>
          </table:table-cell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string" office:string-value="" calcext:value-type="error">
            <text:p>#DIV/0!</text:p>
          </table:table-cell>
          <table:table-cell table:style-name="ce5" table:formula="of:=MIN([.C3:.C6])/[.C7]" office:value-type="string" office:string-value="" calcext:value-type="error">
            <text:p>#DIV/0!</text:p>
          </table:table-cell>
          <table:table-cell table:style-name="ce5" table:formula="of:=MIN([.D3:.D6])/[.D7]" office:value-type="string" office:string-value="" calcext:value-type="error">
            <text:p>#DIV/0!</text:p>
          </table:table-cell>
          <table:table-cell table:style-name="ce5" table:formula="of:=MIN([.E3:.E6])/[.E7]" office:value-type="string" office:string-value="" calcext:value-type="error">
            <text:p>#DIV/0!</text:p>
          </table:table-cell>
          <table:table-cell table:style-name="ce5" table:formula="of:=MIN([.F3:.F6])/[.F7]" office:value-type="string" office:string-value="" calcext:value-type="error">
            <text:p>#DIV/0!</text:p>
          </table:table-cell>
          <table:table-cell table:style-name="ce5" table:formula="of:=MIN([.G3:.G6])/[.G7]" office:value-type="string" office:string-value="" calcext:value-type="error">
            <text:p>#DIV/0!</text:p>
          </table:table-cell>
          <table:table-cell table:style-name="ce5" table:formula="of:=MIN([.H3:.H6])/[.H7]" office:value-type="string" office:string-value="" calcext:value-type="error">
            <text:p>#DIV/0!</text:p>
          </table:table-cell>
          <table:table-cell table:style-name="ce5" table:formula="of:=MIN([.I3:.I6])/[.I7]" office:value-type="string" office:string-value="" calcext:value-type="error">
            <text:p>#DIV/0!</text:p>
          </table:table-cell>
          <table:table-cell table:style-name="ce5" table:formula="of:=MIN([.J3:.J6])/[.J7]" office:value-type="string" office:string-value="" calcext:value-type="error">
            <text:p>#DIV/0!</text:p>
          </table:table-cell>
          <table:table-cell table:style-name="ce5" table:formula="of:=MIN([.K3:.K6])/[.K7]" office:value-type="string" office:string-value="" calcext:value-type="error">
            <text:p>#DIV/0!</text:p>
          </table:table-cell>
          <table:table-cell table:style-name="ce5" table:formula="of:=MIN([.L3:.L6])/[.L7]" office:value-type="string" office:string-value="" calcext:value-type="error">
            <text:p>#DIV/0!</text:p>
          </table:table-cell>
          <table:table-cell table:formula="of:=AVERAGE([.B18:.L18])" office:value-type="string" office:string-value="" calcext:value-type="error">
            <text:p>#DIV/0!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varchar2.M43" table:end-x="60.18pt" table:end-y="0.77pt" draw:z-index="0" draw:style-name="gr1" draw:text-style-name="P1" svg:width="764.39pt" svg:height="255.66pt" svg:x="2.55pt" svg:y="11.31pt">
              <loext:p draw:notify-on-update-of-ranges="varchar2.B12:varchar2.L12 varchar2.A13:varchar2.A13 varchar2.B13:varchar2.L13 varchar2.A14:varchar2.A14 varchar2.B14:varchar2.L14 varchar2.A15:varchar2.A15 varchar2.B15:varchar2.L15 varchar2.A16:varchar2.A16 varchar2.B16:varchar2.L16 varchar2.A17:varchar2.A17 varchar2.B17:varchar2.L1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 calcext:value-type="float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193.2" calcext:value-type="float">
            <text:p>1193.2</text:p>
          </table:table-cell>
          <table:table-cell table:style-name="ce4" office:value-type="float" office:value="1277.6" calcext:value-type="float">
            <text:p>1277.6</text:p>
          </table:table-cell>
          <table:table-cell table:style-name="ce4" office:value-type="float" office:value="1234.8" calcext:value-type="float">
            <text:p>1234.8</text:p>
          </table:table-cell>
          <table:table-cell table:style-name="ce4" office:value-type="float" office:value="2046" calcext:value-type="float">
            <text:p>2046</text:p>
          </table:table-cell>
          <table:table-cell table:style-name="ce14" office:value-type="float" office:value="19133" calcext:value-type="float">
            <text:p>19133</text:p>
          </table:table-cell>
          <table:table-cell table:style-name="ce5" table:number-columns-repeated="6"/>
          <table:table-cell table:formula="of:=AVERAGE([.N50:.N54])" office:value-type="float" office:value="1193.2" calcext:value-type="float">
            <text:p>1193.2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81" calcext:value-type="float">
            <text:p>481</text:p>
          </table:table-cell>
          <table:table-cell table:style-name="ce5" office:value-type="float" office:value="590.2" calcext:value-type="float">
            <text:p>590.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362.6" calcext:value-type="float">
            <text:p>1362.6</text:p>
          </table:table-cell>
          <table:table-cell table:style-name="ce15" office:value-type="float" office:value="21107" calcext:value-type="float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 calcext:value-type="float">
            <text:p>481</text:p>
          </table:table-cell>
          <table:table-cell table:style-name="ce3" office:value-type="float" office:value="1204" calcext:value-type="float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1013.2" calcext:value-type="float">
            <text:p>1013.2</text:p>
          </table:table-cell>
          <table:table-cell table:style-name="ce5" office:value-type="float" office:value="935.6" calcext:value-type="float">
            <text:p>935.6</text:p>
          </table:table-cell>
          <table:table-cell table:style-name="ce5" office:value-type="float" office:value="939.6" calcext:value-type="float">
            <text:p>939.6</text:p>
          </table:table-cell>
          <table:table-cell table:style-name="ce5" office:value-type="float" office:value="981.8" calcext:value-type="float">
            <text:p>981.8</text:p>
          </table:table-cell>
          <table:table-cell table:style-name="ce15" office:value-type="float" office:value="4290" calcext:value-type="float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 calcext:value-type="float">
            <text:p>1013.2</text:p>
          </table:table-cell>
          <table:table-cell table:style-name="ce3" office:value-type="float" office:value="1197" calcext:value-type="float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95.4" calcext:value-type="float">
            <text:p>395.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6.6" calcext:value-type="float">
            <text:p>316.6</text:p>
          </table:table-cell>
          <table:table-cell table:style-name="ce5" office:value-type="float" office:value="352.8" calcext:value-type="float">
            <text:p>352.8</text:p>
          </table:table-cell>
          <table:table-cell table:style-name="ce15" office:value-type="float" office:value="3484" calcext:value-type="float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 calcext:value-type="float">
            <text:p>395.4</text:p>
          </table:table-cell>
          <table:table-cell table:style-name="ce3" office:value-type="float" office:value="1187" calcext:value-type="float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48.8" calcext:value-type="float">
            <text:p>148.8</text:p>
          </table:table-cell>
          <table:table-cell table:style-name="ce12" office:value-type="float" office:value="159.4" calcext:value-type="float">
            <text:p>159.4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6.8" calcext:value-type="float">
            <text:p>166.8</text:p>
          </table:table-cell>
          <table:table-cell table:style-name="ce16" office:value-type="float" office:value="1070.4" calcext:value-type="float">
            <text:p>1070.4</text:p>
          </table:table-cell>
          <table:table-cell table:style-name="ce5" table:number-columns-repeated="6"/>
          <table:table-cell table:formula="of:=AVERAGE([.N70:.N74])" office:value-type="float" office:value="148.8" calcext:value-type="float">
            <text:p>148.8</text:p>
          </table:table-cell>
          <table:table-cell table:style-name="ce17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2" office:value-type="float" office:value="1030" calcext:value-type="float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2.48066528066528" calcext:value-type="float">
            <text:p>2.4806652807</text:p>
          </table:table-cell>
          <table:table-cell table:formula="of:=[.C50]/[.C51]" office:value-type="float" office:value="2.16468993561505" calcext:value-type="float">
            <text:p>2.1646899356</text:p>
          </table:table-cell>
          <table:table-cell table:formula="of:=[.D50]/[.D51]" office:value-type="float" office:value="2.31669793621013" calcext:value-type="float">
            <text:p>2.3166979362</text:p>
          </table:table-cell>
          <table:table-cell table:formula="of:=[.E50]/[.E51]" office:value-type="float" office:value="1.50154117129018" calcext:value-type="float">
            <text:p>1.5015411713</text:p>
          </table:table-cell>
          <table:table-cell table:style-name="ce15" table:formula="of:=[.F50]/[.F51]" office:value-type="float" office:value="0.906476524375799" calcext:value-type="float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 calcext:value-type="float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7765495459929" calcext:value-type="float">
            <text:p>1.1776549546</text:p>
          </table:table-cell>
          <table:table-cell table:formula="of:=[.C50]/[.C52]" office:value-type="float" office:value="1.36554082941428" calcext:value-type="float">
            <text:p>1.3655408294</text:p>
          </table:table-cell>
          <table:table-cell table:formula="of:=[.D50]/[.D52]" office:value-type="float" office:value="1.31417624521073" calcext:value-type="float">
            <text:p>1.3141762452</text:p>
          </table:table-cell>
          <table:table-cell table:formula="of:=[.E50]/[.E52]" office:value-type="float" office:value="2.08392748013852" calcext:value-type="float">
            <text:p>2.0839274801</text:p>
          </table:table-cell>
          <table:table-cell table:style-name="ce15" table:formula="of:=[.F50]/[.F52]" office:value-type="float" office:value="4.45990675990676" calcext:value-type="float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3.01770359129995" calcext:value-type="float">
            <text:p>3.0177035913</text:p>
          </table:table-cell>
          <table:table-cell table:formula="of:=[.C50]/[.C53]" office:value-type="float" office:value="4.108038585209" calcext:value-type="float">
            <text:p>4.1080385852</text:p>
          </table:table-cell>
          <table:table-cell table:formula="of:=[.D50]/[.D53]" office:value-type="float" office:value="3.90018951358181" calcext:value-type="float">
            <text:p>3.9001895136</text:p>
          </table:table-cell>
          <table:table-cell table:formula="of:=[.E50]/[.E53]" office:value-type="float" office:value="5.79931972789116" calcext:value-type="float">
            <text:p>5.7993197279</text:p>
          </table:table-cell>
          <table:table-cell table:style-name="ce15" table:formula="of:=[.F50]/[.F53]" office:value-type="float" office:value="5.49167623421355" calcext:value-type="float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 calcext:value-type="float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8.01881720430107" calcext:value-type="float">
            <text:p>8.0188172043</text:p>
          </table:table-cell>
          <table:table-cell table:style-name="ce12" table:formula="of:=[.C50]/[.C54]" office:value-type="float" office:value="8.01505646173149" calcext:value-type="float">
            <text:p>8.0150564617</text:p>
          </table:table-cell>
          <table:table-cell table:style-name="ce12" table:formula="of:=[.D50]/[.D54]" office:value-type="float" office:value="7.6695652173913" calcext:value-type="float">
            <text:p>7.6695652174</text:p>
          </table:table-cell>
          <table:table-cell table:style-name="ce12" table:formula="of:=[.E50]/[.E54]" office:value-type="float" office:value="12.2661870503597" calcext:value-type="float">
            <text:p>12.2661870504</text:p>
          </table:table-cell>
          <table:table-cell table:style-name="ce16" table:formula="of:=[.F50]/[.F54]" office:value-type="float" office:value="17.8746263079223" calcext:value-type="float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 calcext:value-type="float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 calcext:value-type="float">
            <text:p>2.6572580645</text:p>
          </table:table-cell>
          <table:table-cell table:style-name="ce5" table:formula="of:=MIN([.C50:.C53])/[.C54]" office:value-type="float" office:value="1.95106649937265" calcext:value-type="float">
            <text:p>1.9510664994</text:p>
          </table:table-cell>
          <table:table-cell table:style-name="ce5" table:formula="of:=MIN([.D50:.D53])/[.D54]" office:value-type="float" office:value="1.96645962732919" calcext:value-type="float">
            <text:p>1.9664596273</text:p>
          </table:table-cell>
          <table:table-cell table:style-name="ce5" table:formula="of:=MIN([.E50:.E53])/[.E54]" office:value-type="float" office:value="2.11510791366906" calcext:value-type="float">
            <text:p>2.1151079137</text:p>
          </table:table-cell>
          <table:table-cell table:style-name="ce5" table:formula="of:=MIN([.F50:.F53])/[.F54]" office:value-type="float" office:value="3.25485799701046" calcext:value-type="float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 calcext:value-type="float">
            <text:p>2.1915947304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varchar2.J88" table:end-x="13.55pt" table:end-y="12.08pt" draw:z-index="1" draw:style-name="gr1" draw:text-style-name="P1" svg:width="455.27pt" svg:height="255.57pt" svg:x="8.02pt" svg:y="10.63pt">
              <loext:p draw:notify-on-update-of-ranges="varchar2.B59:varchar2.G59 varchar2.A60:varchar2.A60 varchar2.B60:varchar2.G60 varchar2.A61:varchar2.A61 varchar2.B61:varchar2.G61 varchar2.A62:varchar2.A62 varchar2.B62:varchar2.G62 varchar2.A63:varchar2.A63 varchar2.B63:varchar2.G63 varchar2.A64:varchar2.A64 varchar2.B64:varchar2.G64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 calcext:value-type="float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 calcext:value-type="float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 calcext:value-type="float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3714" calcext:value-type="float">
            <text:p>3714</text:p>
          </table:table-cell>
          <table:table-cell table:style-name="ce4" office:value-type="float" office:value="3450" calcext:value-type="float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 calcext:value-type="float">
            <text:p>2641.6</text:p>
          </table:table-cell>
          <table:table-cell table:style-name="ce2" office:value-type="float" office:value="3714" calcext:value-type="float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3715" calcext:value-type="float">
            <text:p>3715</text:p>
          </table:table-cell>
          <table:table-cell office:value-type="float" office:value="3443" calcext:value-type="float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 calcext:value-type="float">
            <text:p>1049.8</text:p>
          </table:table-cell>
          <table:table-cell table:style-name="ce3" office:value-type="float" office:value="3715" calcext:value-type="float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 calcext:value-type="float">
            <text:p>1692.6</text:p>
          </table:table-cell>
          <table:table-cell table:style-name="ce3" office:value-type="float" office:value="1899" calcext:value-type="float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559" calcext:value-type="float">
            <text:p>559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 calcext:value-type="float">
            <text:p>493.8</text:p>
          </table:table-cell>
          <table:table-cell table:style-name="ce3" office:value-type="float" office:value="1946" calcext:value-type="float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6" calcext:value-type="float">
            <text:p>15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 calcext:value-type="float">
            <text:p>154.6</text:p>
          </table:table-cell>
          <table:table-cell table:style-name="ce17" office:value-type="float" office:value="1934" calcext:value-type="float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 calcext:value-type="float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 calcext:value-type="float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 calcext:value-type="float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 calcext:value-type="float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 calcext:value-type="float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 calcext:value-type="float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96]/[.B97]" office:value-type="float" office:value="0.999730820995962" calcext:value-type="float">
            <text:p>0.999730821</text:p>
          </table:table-cell>
          <table:table-cell table:formula="of:=[.C96]/[.C97]" office:value-type="float" office:value="1.00203311065931" calcext:value-type="float">
            <text:p>1.0020331107</text:p>
          </table:table-cell>
          <table:table-cell table:formula="of:=[.D96]/[.D97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 calcext:value-type="float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96]/[.B98]" office:value-type="float" office:value="6.59680284191829" calcext:value-type="float">
            <text:p>6.5968028419</text:p>
          </table:table-cell>
          <table:table-cell table:formula="of:=[.C96]/[.C98]" office:value-type="float" office:value="6.99797160243408" calcext:value-type="float">
            <text:p>6.9979716024</text:p>
          </table:table-cell>
          <table:table-cell table:formula="of:=[.D96]/[.D98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 calcext:value-type="float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96]/[.B99]" office:value-type="float" office:value="6.64400715563506" calcext:value-type="float">
            <text:p>6.6440071556</text:p>
          </table:table-cell>
          <table:table-cell table:formula="of:=[.C96]/[.C99]" office:value-type="float" office:value="7.01219512195122" calcext:value-type="float">
            <text:p>7.012195122</text:p>
          </table:table-cell>
          <table:table-cell table:formula="of:=[.D96]/[.D99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 calcext:value-type="float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96]/[.B100]" office:value-type="float" office:value="23.8076923076923" calcext:value-type="float">
            <text:p>23.8076923077</text:p>
          </table:table-cell>
          <table:table-cell table:style-name="ce12" table:formula="of:=[.C96]/[.C100]" office:value-type="float" office:value="19.6022727272727" calcext:value-type="float">
            <text:p>19.6022727273</text:p>
          </table:table-cell>
          <table:table-cell table:style-name="ce12" table:formula="of:=[.D96]/[.D100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 calcext:value-type="float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 calcext:value-type="float">
            <text:p>3.5833333333</text:p>
          </table:table-cell>
          <table:table-cell table:style-name="ce5" table:formula="of:=MIN([.C96:.C99])/[.C100]" office:value-type="float" office:value="2.79545454545455" calcext:value-type="float">
            <text:p>2.7954545455</text:p>
          </table:table-cell>
          <table:table-cell table:style-name="ce5" table:formula="of:=MIN([.D96:.D99])/[.D100]" office:value-type="string" office:string-value="" calcext:value-type="error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 calcext:value-type="float">
            <text:p>3.1893939394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varchar2.K134" table:end-x="30.44pt" table:end-y="5.3pt" draw:z-index="2" draw:style-name="gr1" draw:text-style-name="P1" svg:width="654.83pt" svg:height="258.86pt" svg:x="56.89pt" svg:y="0.6pt">
              <loext:p draw:notify-on-update-of-ranges="varchar2.B105:varchar2.D105 varchar2.A106:varchar2.A106 varchar2.B106:varchar2.D106 varchar2.A107:varchar2.A107 varchar2.B107:varchar2.D107 varchar2.A108:varchar2.A108 varchar2.B108:varchar2.D108 varchar2.A109:varchar2.A109 varchar2.B109:varchar2.D109 varchar2.A110:varchar2.A110 varchar2.B110:varchar2.D110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 calcext:value-type="float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family-asian="'AR PL ShanHeiSun Un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08:40:28.396487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Kapp</meta:initial-creator>
    <meta:creation-date>2017-08-02T08:27:00</meta:creation-date>
    <dc:date>2017-08-08T19:04:36.277082723</dc:date>
    <meta:editing-duration>P6DT5H53M3S</meta:editing-duration>
    <meta:editing-cycles>9</meta:editing-cycles>
    <meta:generator>LibreOffice/5.1.6.2$Linux_X86_64 LibreOffice_project/10m0$Build-2</meta:generator>
    <meta:document-statistic meta:table-count="3" meta:cell-count="132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342cm" svg:y="3.197cm" style:legend-expansion="high" chart:style-name="ch2"/>
        <chart:plot-area chart:style-name="ch3" table:cell-range-address="benchsi.A12:benchsi.L17" chart:data-source-has-labels="both" svg:x="0.537cm" svg:y="0.179cm" svg:width="22.268cm" svg:height="8.627cm">
          <chartooo:coordinate-region svg:x="0.973cm" svg:y="0.378cm" svg:width="21.832cm" svg:height="7.781cm"/>
          <chart:axis chart:dimension="x" chart:name="primary-x" chart:style-name="ch4" chartooo:axis-type="text">
            <chart:categories table:cell-range-address="benchsi.B12:benchsi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3:benchsi.L13" chart:label-cell-address="benchsi.A13:benchsi.A13" chart:class="chart:bar">
            <chart:data-point chart:repeated="11"/>
          </chart:series>
          <chart:series chart:style-name="ch8" chart:values-cell-range-address="benchsi.B14:benchsi.L14" chart:label-cell-address="benchsi.A14:benchsi.A14" chart:class="chart:bar">
            <chart:data-point chart:repeated="11"/>
          </chart:series>
          <chart:series chart:style-name="ch9" chart:values-cell-range-address="benchsi.B15:benchsi.L15" chart:label-cell-address="benchsi.A15:benchsi.A15" chart:class="chart:bar">
            <chart:data-point chart:repeated="11"/>
          </chart:series>
          <chart:series chart:style-name="ch10" chart:values-cell-range-address="benchsi.B16:benchsi.L16" chart:label-cell-address="benchsi.A16:benchsi.A16" chart:class="chart:bar">
            <chart:data-point chart:repeated="11"/>
          </chart:series>
          <chart:series chart:style-name="ch11" chart:values-cell-range-address="benchsi.B17:benchsi.L17" chart:label-cell-address="benchsi.A17:benchsi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si.B12:benchsi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3:benchsi.A13</svg:desc>
                </draw:g>
              </table:table-cell>
              <table:table-cell office:value-type="float" office:value="1">
                <text:p>1</text:p>
                <draw:g>
                  <svg:desc>benchsi.B13:benchsi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4:benchsi.A14</svg:desc>
                </draw:g>
              </table:table-cell>
              <table:table-cell office:value-type="float" office:value="3.33475783475783">
                <text:p>3.33475783475783</text:p>
                <draw:g>
                  <svg:desc>benchsi.B14:benchsi.L1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benchsi.A15:benchsi.A15</svg:desc>
                </draw:g>
              </table:table-cell>
              <table:table-cell office:value-type="float" office:value="1.03928967813541">
                <text:p>1.03928967813541</text:p>
                <draw:g>
                  <svg:desc>benchsi.B15:benchsi.L1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benchsi.A16:benchsi.A16</svg:desc>
                </draw:g>
              </table:table-cell>
              <table:table-cell office:value-type="float" office:value="3.39029688631427">
                <text:p>3.39029688631427</text:p>
                <draw:g>
                  <svg:desc>benchsi.B16:benchsi.L1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pld</text:p>
                <draw:g>
                  <svg:desc>benchsi.A17:benchsi.A17</svg:desc>
                </draw:g>
              </table:table-cell>
              <table:table-cell office:value-type="float" office:value="6.22606382978723">
                <text:p>6.22606382978723</text:p>
                <draw:g>
                  <svg:desc>benchsi.B17:benchsi.L1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7cm" svg:y="3.197cm" style:legend-expansion="high" chart:style-name="ch2"/>
        <chart:plot-area chart:style-name="ch3" table:cell-range-address="varchar2.A59:varchar2.G64" chart:data-source-has-labels="both" svg:x="0.32cm" svg:y="0.179cm" svg:width="11.83cm" svg:height="8.627cm">
          <chartooo:coordinate-region svg:x="0.941cm" svg:y="0.378cm" svg:width="11.209cm" svg:height="7.781cm"/>
          <chart:axis chart:dimension="x" chart:name="primary-x" chart:style-name="ch4" chartooo:axis-type="text">
            <chart:categories table:cell-range-address="varchar2.B59:varchar2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60:varchar2.G60" chart:label-cell-address="varchar2.A60:varchar2.A60" chart:class="chart:bar">
            <chart:data-point chart:repeated="6"/>
          </chart:series>
          <chart:series chart:style-name="ch8" chart:values-cell-range-address="varchar2.B61:varchar2.G61" chart:label-cell-address="varchar2.A61:varchar2.A61" chart:class="chart:bar">
            <chart:data-point chart:repeated="6"/>
          </chart:series>
          <chart:series chart:style-name="ch9" chart:values-cell-range-address="varchar2.B62:varchar2.G62" chart:label-cell-address="varchar2.A62:varchar2.A62" chart:class="chart:bar">
            <chart:data-point chart:repeated="6"/>
          </chart:series>
          <chart:series chart:style-name="ch10" chart:values-cell-range-address="varchar2.B63:varchar2.G63" chart:label-cell-address="varchar2.A63:varchar2.A63" chart:class="chart:bar">
            <chart:data-point chart:repeated="6"/>
          </chart:series>
          <chart:series chart:style-name="ch11" chart:values-cell-range-address="varchar2.B64:varchar2.G64" chart:label-cell-address="varchar2.A64:varchar2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varchar2.B59:varchar2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60:varchar2.A60</svg:desc>
                </draw:g>
              </table:table-cell>
              <table:table-cell office:value-type="float" office:value="1">
                <text:p>1</text:p>
                <draw:g>
                  <svg:desc>varchar2.B60:varchar2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61:varchar2.A61</svg:desc>
                </draw:g>
              </table:table-cell>
              <table:table-cell office:value-type="float" office:value="2.48066528066528">
                <text:p>2.48066528066528</text:p>
                <draw:g>
                  <svg:desc>varchar2.B61:varchar2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62:varchar2.A62</svg:desc>
                </draw:g>
              </table:table-cell>
              <table:table-cell office:value-type="float" office:value="1.17765495459929">
                <text:p>1.17765495459929</text:p>
                <draw:g>
                  <svg:desc>varchar2.B62:varchar2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63:varchar2.A63</svg:desc>
                </draw:g>
              </table:table-cell>
              <table:table-cell office:value-type="float" office:value="3.01770359129995">
                <text:p>3.01770359129995</text:p>
                <draw:g>
                  <svg:desc>varchar2.B63:varchar2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64:varchar2.A64</svg:desc>
                </draw:g>
              </table:table-cell>
              <table:table-cell office:value-type="float" office:value="8.01881720430107">
                <text:p>8.01881720430107</text:p>
                <draw:g>
                  <svg:desc>varchar2.B64:varchar2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78cm" svg:y="3.254cm" style:legend-expansion="high" chart:style-name="ch2"/>
        <chart:plot-area chart:style-name="ch3" table:cell-range-address="varchar2.A105:varchar2.D110" chart:data-source-has-labels="both" svg:x="0.46cm" svg:y="0.181cm" svg:width="18.558cm" svg:height="8.736cm">
          <chartooo:coordinate-region svg:x="1.081cm" svg:y="0.38cm" svg:width="17.937cm" svg:height="7.89cm"/>
          <chart:axis chart:dimension="x" chart:name="primary-x" chart:style-name="ch4" chartooo:axis-type="text">
            <chart:categories table:cell-range-address="varchar2.B105:varchar2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06:varchar2.D106" chart:label-cell-address="varchar2.A106:varchar2.A106" chart:class="chart:bar">
            <chart:data-point chart:repeated="3"/>
          </chart:series>
          <chart:series chart:style-name="ch8" chart:values-cell-range-address="varchar2.B107:varchar2.D107" chart:label-cell-address="varchar2.A107:varchar2.A107" chart:class="chart:bar">
            <chart:data-point chart:repeated="3"/>
          </chart:series>
          <chart:series chart:style-name="ch9" chart:values-cell-range-address="varchar2.B108:varchar2.D108" chart:label-cell-address="varchar2.A108:varchar2.A108" chart:class="chart:bar">
            <chart:data-point chart:repeated="3"/>
          </chart:series>
          <chart:series chart:style-name="ch10" chart:values-cell-range-address="varchar2.B109:varchar2.D109" chart:label-cell-address="varchar2.A109:varchar2.A109" chart:class="chart:bar">
            <chart:data-point chart:repeated="3"/>
          </chart:series>
          <chart:series chart:style-name="ch11" chart:values-cell-range-address="varchar2.B110:varchar2.D110" chart:label-cell-address="varchar2.A110:varchar2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varchar2.B105:varchar2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06:varchar2.A106</svg:desc>
                </draw:g>
              </table:table-cell>
              <table:table-cell office:value-type="float" office:value="1">
                <text:p>1</text:p>
                <draw:g>
                  <svg:desc>varchar2.B106:varchar2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07:varchar2.A107</svg:desc>
                </draw:g>
              </table:table-cell>
              <table:table-cell office:value-type="float" office:value="0.999730820995962">
                <text:p>0.999730820995962</text:p>
                <draw:g>
                  <svg:desc>varchar2.B107:varchar2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108:varchar2.A108</svg:desc>
                </draw:g>
              </table:table-cell>
              <table:table-cell office:value-type="float" office:value="6.59680284191829">
                <text:p>6.59680284191829</text:p>
                <draw:g>
                  <svg:desc>varchar2.B108:varchar2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109:varchar2.A109</svg:desc>
                </draw:g>
              </table:table-cell>
              <table:table-cell office:value-type="float" office:value="6.64400715563506">
                <text:p>6.64400715563506</text:p>
                <draw:g>
                  <svg:desc>varchar2.B109:varchar2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110:varchar2.A110</svg:desc>
                </draw:g>
              </table:table-cell>
              <table:table-cell office:value-type="float" office:value="23.8076923076923">
                <text:p>23.8076923076923</text:p>
                <draw:g>
                  <svg:desc>varchar2.B110:varchar2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7cm" svg:y="3.197cm" style:legend-expansion="high" chart:style-name="ch2"/>
        <chart:plot-area chart:style-name="ch3" table:cell-range-address="benchsi.A59:benchsi.G64" chart:data-source-has-labels="both" svg:x="0.32cm" svg:y="0.179cm" svg:width="11.83cm" svg:height="8.627cm">
          <chartooo:coordinate-region svg:x="0.941cm" svg:y="0.378cm" svg:width="11.209cm" svg:height="7.781cm"/>
          <chart:axis chart:dimension="x" chart:name="primary-x" chart:style-name="ch4" chartooo:axis-type="text">
            <chart:categories table:cell-range-address="benchsi.B59:benchsi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60:benchsi.G60" chart:label-cell-address="benchsi.A60:benchsi.A60" chart:class="chart:bar">
            <chart:data-point chart:repeated="6"/>
          </chart:series>
          <chart:series chart:style-name="ch8" chart:values-cell-range-address="benchsi.B61:benchsi.G61" chart:label-cell-address="benchsi.A61:benchsi.A61" chart:class="chart:bar">
            <chart:data-point chart:repeated="6"/>
          </chart:series>
          <chart:series chart:style-name="ch9" chart:values-cell-range-address="benchsi.B62:benchsi.G62" chart:label-cell-address="benchsi.A62:benchsi.A62" chart:class="chart:bar">
            <chart:data-point chart:repeated="6"/>
          </chart:series>
          <chart:series chart:style-name="ch10" chart:values-cell-range-address="benchsi.B63:benchsi.G63" chart:label-cell-address="benchsi.A63:benchsi.A63" chart:class="chart:bar">
            <chart:data-point chart:repeated="6"/>
          </chart:series>
          <chart:series chart:style-name="ch11" chart:values-cell-range-address="benchsi.B64:benchsi.G64" chart:label-cell-address="benchsi.A64:benchsi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si.B59:benchsi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60:benchsi.A60</svg:desc>
                </draw:g>
              </table:table-cell>
              <table:table-cell office:value-type="float" office:value="1">
                <text:p>1</text:p>
                <draw:g>
                  <svg:desc>benchsi.B60:benchsi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benchsi.A61:benchsi.A61</svg:desc>
                </draw:g>
              </table:table-cell>
              <table:table-cell office:value-type="float" office:value="2.48066528066528">
                <text:p>2.48066528066528</text:p>
                <draw:g>
                  <svg:desc>benchsi.B61:benchsi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62:benchsi.A62</svg:desc>
                </draw:g>
              </table:table-cell>
              <table:table-cell office:value-type="float" office:value="1.17765495459929">
                <text:p>1.17765495459929</text:p>
                <draw:g>
                  <svg:desc>benchsi.B62:benchsi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63:benchsi.A63</svg:desc>
                </draw:g>
              </table:table-cell>
              <table:table-cell office:value-type="float" office:value="3.01770359129995">
                <text:p>3.01770359129995</text:p>
                <draw:g>
                  <svg:desc>benchsi.B63:benchsi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64:benchsi.A64</svg:desc>
                </draw:g>
              </table:table-cell>
              <table:table-cell office:value-type="float" office:value="8.01881720430107">
                <text:p>8.01881720430107</text:p>
                <draw:g>
                  <svg:desc>benchsi.B64:benchsi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78cm" svg:y="3.254cm" style:legend-expansion="high" chart:style-name="ch2"/>
        <chart:plot-area chart:style-name="ch3" table:cell-range-address="benchsi.A105:benchsi.D110" chart:data-source-has-labels="both" svg:x="0.46cm" svg:y="0.181cm" svg:width="18.558cm" svg:height="8.736cm">
          <chartooo:coordinate-region svg:x="1.081cm" svg:y="0.38cm" svg:width="17.937cm" svg:height="7.89cm"/>
          <chart:axis chart:dimension="x" chart:name="primary-x" chart:style-name="ch4" chartooo:axis-type="text">
            <chart:categories table:cell-range-address="benchsi.B105:benchsi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06:benchsi.D106" chart:label-cell-address="benchsi.A106:benchsi.A106" chart:class="chart:bar">
            <chart:data-point chart:repeated="3"/>
          </chart:series>
          <chart:series chart:style-name="ch8" chart:values-cell-range-address="benchsi.B107:benchsi.D107" chart:label-cell-address="benchsi.A107:benchsi.A107" chart:class="chart:bar">
            <chart:data-point chart:repeated="3"/>
          </chart:series>
          <chart:series chart:style-name="ch9" chart:values-cell-range-address="benchsi.B108:benchsi.D108" chart:label-cell-address="benchsi.A108:benchsi.A108" chart:class="chart:bar">
            <chart:data-point chart:repeated="3"/>
          </chart:series>
          <chart:series chart:style-name="ch10" chart:values-cell-range-address="benchsi.B109:benchsi.D109" chart:label-cell-address="benchsi.A109:benchsi.A109" chart:class="chart:bar">
            <chart:data-point chart:repeated="3"/>
          </chart:series>
          <chart:series chart:style-name="ch11" chart:values-cell-range-address="benchsi.B110:benchsi.D110" chart:label-cell-address="benchsi.A110:benchsi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si.B105:benchsi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06:benchsi.A106</svg:desc>
                </draw:g>
              </table:table-cell>
              <table:table-cell office:value-type="float" office:value="1">
                <text:p>1</text:p>
                <draw:g>
                  <svg:desc>benchsi.B106:benchsi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07:benchsi.A107</svg:desc>
                </draw:g>
              </table:table-cell>
              <table:table-cell office:value-type="float" office:value="0.999730820995962">
                <text:p>0.999730820995962</text:p>
                <draw:g>
                  <svg:desc>benchsi.B107:benchsi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108:benchsi.A108</svg:desc>
                </draw:g>
              </table:table-cell>
              <table:table-cell office:value-type="float" office:value="6.59680284191829">
                <text:p>6.59680284191829</text:p>
                <draw:g>
                  <svg:desc>benchsi.B108:benchsi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109:benchsi.A109</svg:desc>
                </draw:g>
              </table:table-cell>
              <table:table-cell office:value-type="float" office:value="6.64400715563506">
                <text:p>6.64400715563506</text:p>
                <draw:g>
                  <svg:desc>benchsi.B109:benchsi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110:benchsi.A110</svg:desc>
                </draw:g>
              </table:table-cell>
              <table:table-cell office:value-type="float" office:value="23.8076923076923">
                <text:p>23.8076923076923</text:p>
                <draw:g>
                  <svg:desc>benchsi.B110:benchsi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A17:benchplsi.M22" chart:data-source-has-labels="both" svg:x="0.59cm" svg:y="0.16cm" svg:width="24.703cm" svg:height="7.708cm">
          <chartooo:coordinate-region svg:x="1.635cm" svg:y="0.36cm" svg:width="23.658cm" svg:height="7.309cm"/>
          <chart:axis chart:dimension="x" chart:name="primary-x" chart:style-name="ch4" chartooo:axis-type="text">
            <chart:categories table:cell-range-address="benchplsi.C17:benchplsi.M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8:benchplsi.M18" chart:label-cell-address="benchplsi.A18:benchplsi.B18" chart:class="chart:bar">
            <chart:data-point chart:repeated="11"/>
          </chart:series>
          <chart:series chart:style-name="ch8" chart:values-cell-range-address="benchplsi.C19:benchplsi.M19" chart:label-cell-address="benchplsi.A19:benchplsi.B19" chart:class="chart:bar">
            <chart:data-point chart:repeated="11"/>
          </chart:series>
          <chart:series chart:style-name="ch9" chart:values-cell-range-address="benchplsi.C20:benchplsi.M20" chart:label-cell-address="benchplsi.A20:benchplsi.B20" chart:class="chart:bar">
            <chart:data-point chart:repeated="11"/>
          </chart:series>
          <chart:series chart:style-name="ch10" chart:values-cell-range-address="benchplsi.C21:benchplsi.M21" chart:label-cell-address="benchplsi.A21:benchplsi.B21" chart:class="chart:bar">
            <chart:data-point chart:repeated="11"/>
          </chart:series>
          <chart:series chart:style-name="ch11" chart:values-cell-range-address="benchplsi.C22:benchplsi.M22" chart:label-cell-address="benchplsi.A22:benchplsi.B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C17:benchplsi.M17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8:benchplsi.B18</svg:desc>
                </draw:g>
              </table:table-cell>
              <table:table-cell office:value-type="float" office:value="0.0221839328020677">
                <text:p>0.0221839328020677</text:p>
                <draw:g>
                  <svg:desc>benchplsi.C18:benchplsi.M18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NaN">
                <text:p>NaN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9:benchplsi.B19</svg:desc>
                </draw:g>
              </table:table-cell>
              <table:table-cell office:value-type="float" office:value="0.101742160278746">
                <text:p>0.101742160278746</text:p>
                <draw:g>
                  <svg:desc>benchplsi.C19:benchplsi.M19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NaN">
                <text:p>NaN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20:benchplsi.B20</svg:desc>
                </draw:g>
              </table:table-cell>
              <table:table-cell office:value-type="float" office:value="-0.00133988387673061">
                <text:p>-0.00133988387673061</text:p>
                <draw:g>
                  <svg:desc>benchplsi.C20:benchplsi.M20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NaN">
                <text:p>NaN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21:benchplsi.B21</svg:desc>
                </draw:g>
              </table:table-cell>
              <table:table-cell office:value-type="float" office:value="-0.0174418604651163">
                <text:p>-0.0174418604651163</text:p>
                <draw:g>
                  <svg:desc>benchplsi.C21:benchplsi.M21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22:benchplsi.B22</svg:desc>
                </draw:g>
              </table:table-cell>
              <table:table-cell office:value-type="float" office:value="-0.0203252032520325">
                <text:p>-0.0203252032520325</text:p>
                <draw:g>
                  <svg:desc>benchplsi.C22:benchplsi.M22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NaN">
                <text:p>NaN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A66:benchplsi.G71" chart:data-source-has-labels="both" svg:x="0.59cm" svg:y="0.16cm" svg:width="24.703cm" svg:height="7.708cm">
          <chartooo:coordinate-region svg:x="1.82cm" svg:y="0.359cm" svg:width="23.473cm" svg:height="7.31cm"/>
          <chart:axis chart:dimension="x" chart:name="primary-x" chart:style-name="ch4" chartooo:axis-type="text">
            <chart:categories table:cell-range-address="benchplsi.C66:benchplsi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67:benchplsi.G67" chart:label-cell-address="benchplsi.A67:benchplsi.B67" chart:class="chart:bar">
            <chart:data-point chart:repeated="5"/>
          </chart:series>
          <chart:series chart:style-name="ch8" chart:values-cell-range-address="benchplsi.C68:benchplsi.G68" chart:label-cell-address="benchplsi.A68:benchplsi.B68" chart:class="chart:bar">
            <chart:data-point chart:repeated="5"/>
          </chart:series>
          <chart:series chart:style-name="ch9" chart:values-cell-range-address="benchplsi.C69:benchplsi.G69" chart:label-cell-address="benchplsi.A69:benchplsi.B69" chart:class="chart:bar">
            <chart:data-point chart:repeated="5"/>
          </chart:series>
          <chart:series chart:style-name="ch10" chart:values-cell-range-address="benchplsi.C70:benchplsi.G70" chart:label-cell-address="benchplsi.A70:benchplsi.B70" chart:class="chart:bar">
            <chart:data-point chart:repeated="5"/>
          </chart:series>
          <chart:series chart:style-name="ch11" chart:values-cell-range-address="benchplsi.C71:benchplsi.G71" chart:label-cell-address="benchplsi.A71:benchplsi.B7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C66:benchplsi.G6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67:benchplsi.B67</svg:desc>
                </draw:g>
              </table:table-cell>
              <table:table-cell office:value-type="float" office:value="-0.0112755461592671">
                <text:p>-0.0112755461592671</text:p>
                <draw:g>
                  <svg:desc>benchplsi.C67:benchplsi.G67</svg:desc>
                </draw:g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68:benchplsi.B68</svg:desc>
                </draw:g>
              </table:table-cell>
              <table:table-cell office:value-type="float" office:value="-0.016366612111293">
                <text:p>-0.016366612111293</text:p>
                <draw:g>
                  <svg:desc>benchplsi.C68:benchplsi.G68</svg:desc>
                </draw:g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69:benchplsi.B69</svg:desc>
                </draw:g>
              </table:table-cell>
              <table:table-cell office:value-type="float" office:value="-0.0368819776714514">
                <text:p>-0.0368819776714514</text:p>
                <draw:g>
                  <svg:desc>benchplsi.C69:benchplsi.G69</svg:desc>
                </draw:g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70:benchplsi.B70</svg:desc>
                </draw:g>
              </table:table-cell>
              <table:table-cell office:value-type="float" office:value="-0.125635808748728">
                <text:p>-0.125635808748728</text:p>
                <draw:g>
                  <svg:desc>benchplsi.C70:benchplsi.G70</svg:desc>
                </draw:g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71:benchplsi.B71</svg:desc>
                </draw:g>
              </table:table-cell>
              <table:table-cell office:value-type="float" office:value="-0.0125698324022347">
                <text:p>-0.0125698324022347</text:p>
                <draw:g>
                  <svg:desc>benchplsi.C71:benchplsi.G71</svg:desc>
                </draw:g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9cm" svg:height="8.028cm" xlink:href=".." xlink:type="simple" chart:class="chart:bar" chart:style-name="ch1">
        <chart:legend chart:legend-position="end" svg:x="12.92cm" svg:y="2.719cm" style:legend-expansion="high" chart:style-name="ch2"/>
        <chart:plot-area chart:style-name="ch3" table:cell-range-address="benchplsi.A115:benchplsi.D120" chart:data-source-has-labels="both" svg:x="0.331cm" svg:y="0.16cm" svg:width="12.258cm" svg:height="7.708cm">
          <chartooo:coordinate-region svg:x="1.561cm" svg:y="0.359cm" svg:width="11.028cm" svg:height="7.31cm"/>
          <chart:axis chart:dimension="x" chart:name="primary-x" chart:style-name="ch4" chartooo:axis-type="text">
            <chart:categories table:cell-range-address="benchplsi.C115:benchplsi.D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16:benchplsi.D116" chart:label-cell-address="benchplsi.A116:benchplsi.B116" chart:class="chart:bar">
            <chart:data-point chart:repeated="2"/>
          </chart:series>
          <chart:series chart:style-name="ch8" chart:values-cell-range-address="benchplsi.C117:benchplsi.D117" chart:label-cell-address="benchplsi.A117:benchplsi.B117" chart:class="chart:bar">
            <chart:data-point chart:repeated="2"/>
          </chart:series>
          <chart:series chart:style-name="ch9" chart:values-cell-range-address="benchplsi.C118:benchplsi.D118" chart:label-cell-address="benchplsi.A118:benchplsi.B118" chart:class="chart:bar">
            <chart:data-point chart:repeated="2"/>
          </chart:series>
          <chart:series chart:style-name="ch10" chart:values-cell-range-address="benchplsi.C119:benchplsi.D119" chart:label-cell-address="benchplsi.A119:benchplsi.B119" chart:class="chart:bar">
            <chart:data-point chart:repeated="2"/>
          </chart:series>
          <chart:series chart:style-name="ch11" chart:values-cell-range-address="benchplsi.C120:benchplsi.D120" chart:label-cell-address="benchplsi.A120:benchplsi.B12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plsi.C115:benchplsi.D115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16:benchplsi.B116</svg:desc>
                </draw:g>
              </table:table-cell>
              <table:table-cell office:value-type="float" office:value="-0.0461625601812518">
                <text:p>-0.0461625601812518</text:p>
                <draw:g>
                  <svg:desc>benchplsi.C116:benchplsi.D116</svg:desc>
                </draw:g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17:benchplsi.B117</svg:desc>
                </draw:g>
              </table:table-cell>
              <table:table-cell office:value-type="float" office:value="-0.0415244596131968">
                <text:p>-0.0415244596131968</text:p>
                <draw:g>
                  <svg:desc>benchplsi.C117:benchplsi.D117</svg:desc>
                </draw:g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118:benchplsi.B118</svg:desc>
                </draw:g>
              </table:table-cell>
              <table:table-cell office:value-type="float" office:value="-1.13089748137638">
                <text:p>-1.13089748137638</text:p>
                <draw:g>
                  <svg:desc>benchplsi.C118:benchplsi.D118</svg:desc>
                </draw:g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119:benchplsi.B119</svg:desc>
                </draw:g>
              </table:table-cell>
              <table:table-cell office:value-type="float" office:value="-1.18599640933573">
                <text:p>-1.18599640933573</text:p>
                <draw:g>
                  <svg:desc>benchplsi.C119:benchplsi.D119</svg:desc>
                </draw:g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120:benchplsi.B120</svg:desc>
                </draw:g>
              </table:table-cell>
              <table:table-cell office:value-type="float" office:value="-0.271122320302648">
                <text:p>-0.271122320302648</text:p>
                <draw:g>
                  <svg:desc>benchplsi.C120:benchplsi.D120</svg:desc>
                </draw:g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A159:benchplsi.L162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159:benchplsi.L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160:benchplsi.L160" chart:label-cell-address="benchplsi.A160:benchplsi.A160" chart:class="chart:bar">
            <chart:data-point chart:repeated="11"/>
          </chart:series>
          <chart:series chart:style-name="ch8" chart:values-cell-range-address="benchplsi.B161:benchplsi.L161" chart:label-cell-address="benchplsi.A161:benchplsi.A161" chart:class="chart:bar">
            <chart:data-point chart:repeated="11"/>
          </chart:series>
          <chart:series chart:style-name="ch9" chart:values-cell-range-address="benchplsi.B162:benchplsi.L162" chart:label-cell-address="benchplsi.A162:benchplsi.A16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B159:benchplsi.L15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160:benchplsi.A160</svg:desc>
                </draw:g>
              </table:table-cell>
              <table:table-cell office:value-type="float" office:value="148.6">
                <text:p>148.6</text:p>
                <draw:g>
                  <svg:desc>benchplsi.B160:benchplsi.L160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NaN">
                <text:p>NaN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 NULL</text:p>
                <draw:g>
                  <svg:desc>benchplsi.A161:benchplsi.A161</svg:desc>
                </draw:g>
              </table:table-cell>
              <table:table-cell office:value-type="float" office:value="150.8">
                <text:p>150.8</text:p>
                <draw:g>
                  <svg:desc>benchplsi.B161:benchplsi.L161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NaN">
                <text:p>NaN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all NULL</text:p>
                <draw:g>
                  <svg:desc>benchplsi.A162:benchplsi.A162</svg:desc>
                </draw:g>
              </table:table-cell>
              <table:table-cell office:value-type="float" office:value="150.5">
                <text:p>150.5</text:p>
                <draw:g>
                  <svg:desc>benchplsi.B162:benchplsi.L162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A211:benchplsi.F214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211:benchplsi.F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212:benchplsi.F212" chart:label-cell-address="benchplsi.A212:benchplsi.A212" chart:class="chart:bar">
            <chart:data-point chart:repeated="5"/>
          </chart:series>
          <chart:series chart:style-name="ch8" chart:values-cell-range-address="benchplsi.B213:benchplsi.F213" chart:label-cell-address="benchplsi.A213:benchplsi.A213" chart:class="chart:bar">
            <chart:data-point chart:repeated="5"/>
          </chart:series>
          <chart:series chart:style-name="ch9" chart:values-cell-range-address="benchplsi.B214:benchplsi.F214" chart:label-cell-address="benchplsi.A214:benchplsi.A2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B211:benchplsi.F211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212:benchplsi.A212</svg:desc>
                </draw:g>
              </table:table-cell>
              <table:table-cell office:value-type="float" office:value="145">
                <text:p>145</text:p>
                <draw:g>
                  <svg:desc>benchplsi.B212:benchplsi.F212</svg:desc>
                </draw:g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 NULL</text:p>
                <draw:g>
                  <svg:desc>benchplsi.A213:benchplsi.A213</svg:desc>
                </draw:g>
              </table:table-cell>
              <table:table-cell office:value-type="float" office:value="144.6">
                <text:p>144.6</text:p>
                <draw:g>
                  <svg:desc>benchplsi.B213:benchplsi.F213</svg:desc>
                </draw:g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221.366666666667">
                <text:p>221.366666666667</text:p>
              </table:table-cell>
            </table:table-row>
            <table:table-row>
              <table:table-cell office:value-type="string">
                <text:p>all NULL</text:p>
                <draw:g>
                  <svg:desc>benchplsi.A214:benchplsi.A214</svg:desc>
                </draw:g>
              </table:table-cell>
              <table:table-cell office:value-type="float" office:value="146.4">
                <text:p>146.4</text:p>
                <draw:g>
                  <svg:desc>benchplsi.B214:benchplsi.F214</svg:desc>
                </draw:g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305.4">
                <text:p>30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342cm" svg:y="3.197cm" style:legend-expansion="high" chart:style-name="ch2"/>
        <chart:plot-area chart:style-name="ch3" table:cell-range-address="varchar2.A12:varchar2.L17" chart:data-source-has-labels="both" svg:x="0.537cm" svg:y="0.179cm" svg:width="22.268cm" svg:height="8.627cm">
          <chartooo:coordinate-region svg:x="1.264cm" svg:y="0.379cm" svg:width="21.541cm" svg:height="7.78cm"/>
          <chart:axis chart:dimension="x" chart:name="primary-x" chart:style-name="ch4" chartooo:axis-type="text">
            <chart:categories table:cell-range-address="varchar2.B12:varchar2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3:varchar2.L13" chart:label-cell-address="varchar2.A13:varchar2.A13" chart:class="chart:bar">
            <chart:data-point chart:repeated="11"/>
          </chart:series>
          <chart:series chart:style-name="ch8" chart:values-cell-range-address="varchar2.B14:varchar2.L14" chart:label-cell-address="varchar2.A14:varchar2.A14" chart:class="chart:bar">
            <chart:data-point chart:repeated="11"/>
          </chart:series>
          <chart:series chart:style-name="ch9" chart:values-cell-range-address="varchar2.B15:varchar2.L15" chart:label-cell-address="varchar2.A15:varchar2.A15" chart:class="chart:bar">
            <chart:data-point chart:repeated="11"/>
          </chart:series>
          <chart:series chart:style-name="ch10" chart:values-cell-range-address="varchar2.B16:varchar2.L16" chart:label-cell-address="varchar2.A16:varchar2.A16" chart:class="chart:bar">
            <chart:data-point chart:repeated="11"/>
          </chart:series>
          <chart:series chart:style-name="ch11" chart:values-cell-range-address="varchar2.B17:varchar2.L17" chart:label-cell-address="varchar2.A17:varchar2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varchar2.B12:varchar2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3:varchar2.A13</svg:desc>
                </draw:g>
              </table:table-cell>
              <table:table-cell office:value-type="float" office:value="1">
                <text:p>1</text:p>
                <draw:g>
                  <svg:desc>varchar2.B13:varchar2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4:varchar2.A14</svg:desc>
                </draw:g>
              </table:table-cell>
              <table:table-cell office:value-type="float" office:value="NaN">
                <text:p>NaN</text:p>
                <draw:g>
                  <svg:desc>varchar2.B14:varchar2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varchar2.A15:varchar2.A15</svg:desc>
                </draw:g>
              </table:table-cell>
              <table:table-cell office:value-type="float" office:value="NaN">
                <text:p>NaN</text:p>
                <draw:g>
                  <svg:desc>varchar2.B15:varchar2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varchar2.A16:varchar2.A16</svg:desc>
                </draw:g>
              </table:table-cell>
              <table:table-cell office:value-type="float" office:value="NaN">
                <text:p>NaN</text:p>
                <draw:g>
                  <svg:desc>varchar2.B16:varchar2.L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varchar2.A17:varchar2.A17</svg:desc>
                </draw:g>
              </table:table-cell>
              <table:table-cell office:value-type="float" office:value="NaN">
                <text:p>NaN</text:p>
                <draw:g>
                  <svg:desc>varchar2.B17:varchar2.L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